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590000005F36A728A1.png" manifest:media-type="image/png"/>
  <manifest:file-entry manifest:full-path="Pictures/10000001000000840000005B342B7C7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902cm" table:align="margins" style:may-break-between-rows="false" style:writing-mode="lr-tb"/>
    </style:style>
    <style:style style:name="Table1.A" style:family="table-column">
      <style:table-column-properties style:column-width="3.097cm" style:rel-column-width="12009*"/>
    </style:style>
    <style:style style:name="Table1.B" style:family="table-column">
      <style:table-column-properties style:column-width="8.169cm" style:rel-column-width="31673*"/>
    </style:style>
    <style:style style:name="Table1.C" style:family="table-column">
      <style:table-column-properties style:column-width="5.636cm" style:rel-column-width="21853*"/>
    </style:style>
    <style:style style:name="Table1.1" style:family="table-row">
      <style:table-row-properties style:min-row-height="1.152cm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0.646cm"/>
    </style:style>
    <style:style style:name="Table4" style:family="table">
      <style:table-properties style:width="16.498cm" table:align="left" style:writing-mode="lr-tb"/>
    </style:style>
    <style:style style:name="Table4.A" style:family="table-column">
      <style:table-column-properties style:column-width="3.995cm"/>
    </style:style>
    <style:style style:name="Table4.B" style:family="table-column">
      <style:table-column-properties style:column-width="12.502cm"/>
    </style:style>
    <style:style style:name="Table4.1" style:family="table-row">
      <style:table-row-properties style:min-row-height="0.011cm"/>
    </style:style>
    <style:style style:name="Table4.A1" style:family="table-cell">
      <style:table-cell-properties fo:padding="0cm" fo:border="none" style:writing-mode="page"/>
    </style:style>
    <style:style style:name="Table2" style:family="table">
      <style:table-properties style:width="16.498cm" table:align="left" style:writing-mode="lr-tb"/>
    </style:style>
    <style:style style:name="Table2.A" style:family="table-column">
      <style:table-column-properties style:column-width="3.995cm"/>
    </style:style>
    <style:style style:name="Table2.B" style:family="table-column">
      <style:table-column-properties style:column-width="12.502cm"/>
    </style:style>
    <style:style style:name="Table2.A1" style:family="table-cell">
      <style:table-cell-properties fo:padding="0cm" fo:border="none" style:writing-mode="page"/>
    </style:style>
    <style:style style:name="P1" style:family="paragraph" style:parent-style-name="Heading_20_1" style:list-style-name="L1" style:master-page-name="First_20_Page">
      <style:paragraph-properties fo:text-align="center" style:justify-single-word="false" style:page-number="0"/>
    </style:style>
    <style:style style:name="P2" style:family="paragraph" style:parent-style-name="Title">
      <style:paragraph-properties fo:margin-top="0.423cm" fo:margin-bottom="0.353cm" style:contextual-spacing="false" fo:line-height="115%"/>
    </style:style>
    <style:style style:name="P3" style:family="paragraph" style:parent-style-name="Title">
      <style:paragraph-properties fo:margin-top="0cm" fo:margin-bottom="0.212cm" style:contextual-spacing="false" fo:line-height="115%"/>
    </style:style>
    <style:style style:name="P4" style:family="paragraph" style:parent-style-name="Title">
      <style:text-properties officeooo:rsid="002877fc" officeooo:paragraph-rsid="002877fc"/>
    </style:style>
    <style:style style:name="P5" style:family="paragraph" style:parent-style-name="Subtitle">
      <style:paragraph-properties fo:margin-top="0cm" fo:margin-bottom="0cm" style:contextual-spacing="false" fo:line-height="115%" fo:text-align="center" style:justify-single-word="false"/>
      <style:text-properties officeooo:rsid="00084aeb" officeooo:paragraph-rsid="00084aeb"/>
    </style:style>
    <style:style style:name="P6" style:family="paragraph" style:parent-style-name="Subtitle">
      <style:paragraph-properties fo:margin-top="0cm" fo:margin-bottom="0cm" style:contextual-spacing="false" fo:line-height="115%" fo:text-align="center" style:justify-single-word="false"/>
      <style:text-properties fo:color="#000000" loext:opacity="100%"/>
    </style:style>
    <style:style style:name="P7" style:family="paragraph" style:parent-style-name="Standard">
      <style:paragraph-properties fo:text-align="center" style:justify-single-word="false"/>
      <style:text-properties fo:color="#000000" loext:opacity="100%"/>
    </style:style>
    <style:style style:name="P8" style:family="paragraph" style:parent-style-name="Subtitle">
      <style:paragraph-properties fo:margin-top="0cm" fo:margin-bottom="0cm" style:contextual-spacing="false" fo:line-height="115%" fo:text-align="start" style:justify-single-word="false" fo:text-indent="-1.249cm" style:auto-text-indent="false">
        <style:tab-stops>
          <style:tab-stop style:position="2.979cm"/>
        </style:tab-stops>
      </style:paragraph-properties>
    </style:style>
    <style:style style:name="P9" style:family="paragraph" style:parent-style-name="Table_20_Contents">
      <style:text-properties fo:font-weight="bold" officeooo:rsid="007666a5" officeooo:paragraph-rsid="0076f4f1" style:font-weight-asian="bold" style:font-weight-complex="bold"/>
    </style:style>
    <style:style style:name="P10" style:family="paragraph" style:parent-style-name="Table_20_Contents">
      <style:text-properties officeooo:rsid="007666a5" officeooo:paragraph-rsid="0076f4f1"/>
    </style:style>
    <style:style style:name="P11" style:family="paragraph" style:parent-style-name="Table_20_Contents">
      <style:text-properties officeooo:paragraph-rsid="0076f4f1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lways" fo:text-indent="-1.251cm" style:auto-text-indent="false" fo:keep-with-next="always"/>
      <style:text-properties officeooo:paragraph-rsid="0076f4f1"/>
    </style:style>
    <style:style style:name="P13" style:family="paragraph" style:parent-style-name="Subtitle" style:master-page-name="Index">
      <style:paragraph-properties fo:line-height="150%" fo:text-align="justify" style:justify-single-word="false" fo:orphans="2" fo:widows="2" style:page-number="auto" fo:break-before="page" style:writing-mode="lr-tb"/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left="11.43cm"/>
    </style:style>
    <style:style style:name="P15" style:family="paragraph" style:parent-style-name="Standard">
      <style:paragraph-properties fo:margin-left="11.43cm" fo:text-indent="1.27cm" style:auto-text-indent="false"/>
    </style:style>
    <style:style style:name="P16" style:family="paragraph" style:parent-style-name="Standard">
      <style:paragraph-properties fo:margin-top="0.353cm" fo:margin-bottom="0.353cm" style:contextual-spacing="false"/>
    </style:style>
    <style:style style:name="P17" style:family="paragraph" style:parent-style-name="Subtitle" style:master-page-name="Index">
      <style:paragraph-properties style:page-number="auto" fo:break-before="page"/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.762cm" fo:margin-top="0cm" fo:margin-bottom="0.423cm" style:contextual-spacing="false" fo:text-indent="0cm" style:auto-text-indent="false"/>
      <style:text-properties officeooo:rsid="0062bcf9" officeooo:paragraph-rsid="0062bcf9"/>
    </style:style>
    <style:style style:name="P19" style:family="paragraph" style:parent-style-name="Standard">
      <style:paragraph-properties fo:margin-left="0.762cm" fo:margin-top="0cm" fo:margin-bottom="0.423cm" style:contextual-spacing="false" fo:text-indent="0cm" style:auto-text-indent="false"/>
      <style:text-properties officeooo:rsid="006b48d1" officeooo:paragraph-rsid="00741ad9"/>
    </style:style>
    <style:style style:name="P20" style:family="paragraph" style:parent-style-name="Standard" style:master-page-name="">
      <loext:graphic-properties draw:fill="none"/>
      <style:paragraph-properties fo:margin-left="0cm" fo:margin-right="0cm" fo:margin-top="0cm" fo:margin-bottom="0.423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fo:language="en" fo:country="US" officeooo:paragraph-rsid="00741ad9"/>
    </style:style>
    <style:style style:name="P21" style:family="paragraph" style:parent-style-name="Standard">
      <style:paragraph-properties fo:margin-left="0.762cm" fo:margin-top="0cm" fo:margin-bottom="0.423cm" style:contextual-spacing="false" fo:text-indent="0cm" style:auto-text-indent="false"/>
      <style:text-properties fo:language="en" fo:country="US" officeooo:rsid="006b48d1" officeooo:paragraph-rsid="006b48d1"/>
    </style:style>
    <style:style style:name="P22" style:family="paragraph" style:parent-style-name="Standard">
      <style:paragraph-properties fo:margin-left="0.762cm" fo:margin-top="0cm" fo:margin-bottom="0.423cm" style:contextual-spacing="false" fo:text-indent="0cm" style:auto-text-indent="false"/>
      <style:text-properties fo:language="en" fo:country="US" officeooo:rsid="006cdd26" officeooo:paragraph-rsid="006cdd26"/>
    </style:style>
    <style:style style:name="P23" style:family="paragraph" style:parent-style-name="Standard" style:master-page-name="Index">
      <style:paragraph-properties fo:margin-left="0.762cm" fo:margin-top="0cm" fo:margin-bottom="0.423cm" style:contextual-spacing="false" fo:text-indent="0cm" style:auto-text-indent="false" style:page-number="auto" fo:break-before="page"/>
    </style:style>
    <style:style style:name="P2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8" style:family="paragraph" style:parent-style-name="Standard">
      <style:paragraph-properties fo:margin-top="0cm" fo:margin-bottom="0.141cm" style:contextual-spacing="false">
        <style:tab-stops>
          <style:tab-stop style:position="16.506cm" style:type="right"/>
        </style:tab-stops>
      </style:paragraph-properties>
    </style:style>
    <style:style style:name="P29" style:family="paragraph" style:parent-style-name="Heading_20_1" style:master-page-name="Standard">
      <style:paragraph-properties style:page-number="auto" fo:break-before="page"/>
    </style:style>
    <style:style style:name="P30" style:family="paragraph" style:parent-style-name="Standard">
      <style:text-properties officeooo:paragraph-rsid="007630c8"/>
    </style:style>
    <style:style style:name="P31" style:family="paragraph" style:parent-style-name="Heading_20_1">
      <style:text-properties officeooo:rsid="0076f4f1" officeooo:paragraph-rsid="0076f4f1"/>
    </style:style>
    <style:style style:name="P32" style:family="paragraph" style:parent-style-name="Standard">
      <style:text-properties officeooo:rsid="0007bba0" officeooo:paragraph-rsid="008a60fe"/>
    </style:style>
    <style:style style:name="P33" style:family="paragraph" style:parent-style-name="Heading_20_3">
      <style:text-properties officeooo:paragraph-rsid="0082b110"/>
    </style:style>
    <style:style style:name="P34" style:family="paragraph" style:parent-style-name="Standard">
      <style:text-properties officeooo:rsid="000b3b3a" officeooo:paragraph-rsid="0082b110"/>
    </style:style>
    <style:style style:name="P35" style:family="paragraph" style:parent-style-name="Heading_20_2">
      <style:text-properties officeooo:rsid="0082b110" officeooo:paragraph-rsid="0082b110"/>
    </style:style>
    <style:style style:name="P36" style:family="paragraph" style:parent-style-name="Standard">
      <style:text-properties officeooo:rsid="0082b110" officeooo:paragraph-rsid="0082b110"/>
    </style:style>
    <style:style style:name="P37" style:family="paragraph" style:parent-style-name="Standard">
      <style:text-properties officeooo:rsid="008448c7" officeooo:paragraph-rsid="008448c7"/>
    </style:style>
    <style:style style:name="P38" style:family="paragraph" style:parent-style-name="Standard">
      <style:text-properties officeooo:rsid="000a14a6" officeooo:paragraph-rsid="000ea241"/>
    </style:style>
    <style:style style:name="P39" style:family="paragraph" style:parent-style-name="Heading_20_2">
      <style:text-properties officeooo:paragraph-rsid="000b3b3a"/>
    </style:style>
    <style:style style:name="P40" style:family="paragraph" style:parent-style-name="Standard">
      <style:text-properties officeooo:rsid="001119e0" officeooo:paragraph-rsid="001119e0"/>
    </style:style>
    <style:style style:name="P41" style:family="paragraph" style:parent-style-name="Standard">
      <style:paragraph-properties fo:line-height="100%"/>
      <style:text-properties officeooo:rsid="001498c6" officeooo:paragraph-rsid="00952f54"/>
    </style:style>
    <style:style style:name="P42" style:family="paragraph" style:parent-style-name="Heading_20_3">
      <style:text-properties officeooo:paragraph-rsid="00952f54"/>
    </style:style>
    <style:style style:name="P43" style:family="paragraph" style:parent-style-name="Standard">
      <style:text-properties officeooo:rsid="001498c6" officeooo:paragraph-rsid="00952f54"/>
    </style:style>
    <style:style style:name="P44" style:family="paragraph" style:parent-style-name="Heading_20_4">
      <style:text-properties officeooo:paragraph-rsid="00952f54"/>
    </style:style>
    <style:style style:name="P45" style:family="paragraph" style:parent-style-name="Standard">
      <style:text-properties officeooo:rsid="001498c6" officeooo:paragraph-rsid="00963410"/>
    </style:style>
    <style:style style:name="P46" style:family="paragraph" style:parent-style-name="Standard">
      <style:paragraph-properties fo:break-before="page"/>
      <style:text-properties officeooo:rsid="001498c6" officeooo:paragraph-rsid="00963410"/>
    </style:style>
    <style:style style:name="P47" style:family="paragraph" style:parent-style-name="Table_20_Contents">
      <style:text-properties style:font-name="Times New Roman" officeooo:rsid="0082b110" officeooo:paragraph-rsid="00952f54" style:font-name-asian="Times New Roman" style:font-name-complex="Times New Roman"/>
    </style:style>
    <style:style style:name="P48" style:family="paragraph" style:parent-style-name="Table_20_Contents">
      <style:text-properties officeooo:rsid="00907b9f" officeooo:paragraph-rsid="00952f54"/>
    </style:style>
    <style:style style:name="P49" style:family="paragraph" style:parent-style-name="Table_20_Contents">
      <style:text-properties officeooo:rsid="00926698" officeooo:paragraph-rsid="00952f54"/>
    </style:style>
    <style:style style:name="P50" style:family="paragraph" style:parent-style-name="Table_20_Contents">
      <style:text-properties style:font-name="Times New Roman" officeooo:rsid="0094a7c8" officeooo:paragraph-rsid="00952f54" style:font-name-asian="Times New Roman" style:font-name-complex="Times New Roman"/>
    </style:style>
    <style:style style:name="P51" style:family="paragraph" style:parent-style-name="Table_20_Contents">
      <style:text-properties officeooo:rsid="0094a7c8" officeooo:paragraph-rsid="00952f54"/>
    </style:style>
    <style:style style:name="P52" style:family="paragraph" style:parent-style-name="Table_20_Contents">
      <style:text-properties officeooo:rsid="00952f54" officeooo:paragraph-rsid="00952f54"/>
    </style:style>
    <style:style style:name="P53" style:family="paragraph" style:parent-style-name="Standard">
      <style:text-properties officeooo:rsid="008cdb22" officeooo:paragraph-rsid="00952f54"/>
    </style:style>
    <style:style style:name="P54" style:family="paragraph" style:parent-style-name="Standard">
      <style:text-properties officeooo:rsid="001498c6" officeooo:paragraph-rsid="001498c6"/>
    </style:style>
    <style:style style:name="P55" style:family="paragraph" style:parent-style-name="Standard">
      <style:text-properties officeooo:rsid="001498c6" officeooo:paragraph-rsid="009313d3"/>
    </style:style>
    <style:style style:name="P56" style:family="paragraph" style:parent-style-name="Standard">
      <style:text-properties officeooo:rsid="008448c7" officeooo:paragraph-rsid="009313d3"/>
    </style:style>
    <style:style style:name="P57" style:family="paragraph" style:parent-style-name="Standard">
      <style:paragraph-properties fo:line-height="100%"/>
      <style:text-properties officeooo:rsid="00907b9f" officeooo:paragraph-rsid="00907b9f"/>
    </style:style>
    <style:style style:name="P58" style:family="paragraph" style:parent-style-name="Table_20_Contents">
      <style:text-properties officeooo:rsid="0082b110" officeooo:paragraph-rsid="0082b110"/>
    </style:style>
    <style:style style:name="P59" style:family="paragraph" style:parent-style-name="Table_20_Contents">
      <style:text-properties officeooo:rsid="0080c26c" officeooo:paragraph-rsid="0080c26c"/>
    </style:style>
    <style:style style:name="P60" style:family="paragraph" style:parent-style-name="Table_20_Contents">
      <style:text-properties officeooo:rsid="0093251d" officeooo:paragraph-rsid="0093251d"/>
    </style:style>
    <style:style style:name="P61" style:family="paragraph" style:parent-style-name="Table_20_Contents">
      <style:text-properties officeooo:rsid="0082b110" officeooo:paragraph-rsid="0093251d"/>
    </style:style>
    <style:style style:name="P62" style:family="paragraph" style:parent-style-name="Text_20_body">
      <style:text-properties style:font-name="Times New Roman" officeooo:rsid="0080c26c" officeooo:paragraph-rsid="0093251d" style:font-name-asian="Times New Roman" style:font-name-complex="Times New Roman"/>
    </style:style>
    <style:style style:name="P63" style:family="paragraph" style:parent-style-name="Text_20_body">
      <style:paragraph-properties fo:margin-top="0.212cm" fo:margin-bottom="0.212cm" style:contextual-spacing="false" fo:line-height="150%" fo:orphans="0" fo:widows="0"/>
      <style:text-properties style:font-name="Times New Roman" officeooo:rsid="0080c26c" officeooo:paragraph-rsid="0094a7c8" style:font-name-asian="Times New Roman" style:font-name-complex="Times New Roman"/>
    </style:style>
    <style:style style:name="P64" style:family="paragraph" style:parent-style-name="Table_20_Contents">
      <style:text-properties style:font-name="Times New Roman" officeooo:rsid="0093251d" officeooo:paragraph-rsid="0093251d" style:font-name-asian="Times New Roman" style:font-name-complex="Times New Roman"/>
    </style:style>
    <style:style style:name="P65" style:family="paragraph" style:parent-style-name="Table_20_Contents">
      <style:text-properties officeooo:rsid="0093251d" officeooo:paragraph-rsid="0094a7c8"/>
    </style:style>
    <style:style style:name="P66" style:family="paragraph" style:parent-style-name="Standard">
      <style:paragraph-properties fo:line-height="100%"/>
      <style:text-properties officeooo:rsid="008cdb22" officeooo:paragraph-rsid="0080c26c"/>
    </style:style>
    <style:style style:name="P67" style:family="paragraph" style:parent-style-name="Heading_20_1">
      <style:text-properties officeooo:rsid="0062bcf9" officeooo:paragraph-rsid="0062bcf9"/>
    </style:style>
    <style:style style:name="P68" style:family="paragraph" style:parent-style-name="Standard">
      <style:text-properties officeooo:rsid="0062bcf9" officeooo:paragraph-rsid="0062bcf9"/>
    </style:style>
    <style:style style:name="P69" style:family="paragraph" style:parent-style-name="Heading_20_3">
      <style:text-properties officeooo:rsid="00636185" officeooo:paragraph-rsid="00636185"/>
    </style:style>
    <style:style style:name="P70" style:family="paragraph" style:parent-style-name="Standard">
      <style:text-properties officeooo:paragraph-rsid="00773f16"/>
    </style:style>
    <style:style style:name="P71" style:family="paragraph" style:parent-style-name="Standard">
      <style:text-properties officeooo:rsid="00643228" officeooo:paragraph-rsid="0065e26e"/>
    </style:style>
    <style:style style:name="P72" style:family="paragraph" style:parent-style-name="Standard">
      <style:text-properties officeooo:rsid="009797e6" officeooo:paragraph-rsid="009797e6"/>
    </style:style>
    <style:style style:name="P73" style:family="paragraph" style:parent-style-name="Standard" style:list-style-name="L2">
      <style:text-properties fo:font-style="italic" officeooo:rsid="009797e6" officeooo:paragraph-rsid="009797e6" style:font-style-asian="italic" style:font-style-complex="italic"/>
    </style:style>
    <style:style style:name="P74" style:family="paragraph" style:parent-style-name="Standard" style:list-style-name="L2">
      <style:text-properties officeooo:rsid="009797e6" officeooo:paragraph-rsid="009797e6"/>
    </style:style>
    <style:style style:name="P75" style:family="paragraph" style:parent-style-name="Standard" style:list-style-name="L2">
      <style:text-properties fo:font-style="italic" officeooo:rsid="00992899" officeooo:paragraph-rsid="00992899" style:font-style-asian="italic" style:font-style-complex="italic"/>
    </style:style>
    <style:style style:name="P76" style:family="paragraph" style:parent-style-name="Standard">
      <style:text-properties officeooo:rsid="00992899" officeooo:paragraph-rsid="00992899"/>
    </style:style>
    <style:style style:name="P77" style:family="paragraph" style:parent-style-name="Standard">
      <style:text-properties officeooo:rsid="0065e26e" officeooo:paragraph-rsid="0065e26e"/>
    </style:style>
    <style:style style:name="P78" style:family="paragraph" style:parent-style-name="Standard" style:list-style-name="L3">
      <style:text-properties officeooo:paragraph-rsid="00992899"/>
    </style:style>
    <style:style style:name="P79" style:family="paragraph" style:parent-style-name="Standard" style:list-style-name="L3" style:master-page-name="">
      <loext:graphic-properties draw:fill="none"/>
      <style:paragraph-properties fo:margin-left="0cm" fo:margin-right="0cm" fo:margin-top="0.212cm" fo:margin-bottom="0.212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992899"/>
    </style:style>
    <style:style style:name="P80" style:family="paragraph" style:parent-style-name="Heading_20_3">
      <style:text-properties officeooo:rsid="006649a3" officeooo:paragraph-rsid="006649a3"/>
    </style:style>
    <style:style style:name="P81" style:family="paragraph" style:parent-style-name="Standard">
      <style:text-properties officeooo:rsid="006649a3" officeooo:paragraph-rsid="006649a3"/>
    </style:style>
    <style:style style:name="P82" style:family="paragraph" style:parent-style-name="Standard" style:list-style-name="L4"/>
    <style:style style:name="P83" style:family="paragraph" style:parent-style-name="Standard" style:list-style-name="L4">
      <style:text-properties officeooo:rsid="006649a3" officeooo:paragraph-rsid="006649a3"/>
    </style:style>
    <style:style style:name="P84" style:family="paragraph" style:parent-style-name="Standard">
      <style:text-properties officeooo:paragraph-rsid="0016ee9c"/>
    </style:style>
    <style:style style:name="P85" style:family="paragraph" style:parent-style-name="Standard">
      <style:text-properties officeooo:rsid="001b0d85" officeooo:paragraph-rsid="001b0d85"/>
    </style:style>
    <style:style style:name="P86" style:family="paragraph" style:parent-style-name="Heading_20_2">
      <style:text-properties officeooo:paragraph-rsid="001b0d85"/>
    </style:style>
    <style:style style:name="P87" style:family="paragraph" style:parent-style-name="Standard">
      <style:text-properties officeooo:rsid="002a1c97" officeooo:paragraph-rsid="002a1c97"/>
    </style:style>
    <style:style style:name="P88" style:family="paragraph" style:parent-style-name="Heading_20_1">
      <style:text-properties officeooo:rsid="006747c8" officeooo:paragraph-rsid="006747c8"/>
    </style:style>
    <style:style style:name="P89" style:family="paragraph" style:parent-style-name="Standard">
      <style:text-properties officeooo:rsid="002c66cc" officeooo:paragraph-rsid="006747c8"/>
    </style:style>
    <style:style style:name="P90" style:family="paragraph" style:parent-style-name="Standard">
      <style:text-properties officeooo:rsid="00449154" officeooo:paragraph-rsid="00449154"/>
    </style:style>
    <style:style style:name="P91" style:family="paragraph" style:parent-style-name="Standard">
      <style:text-properties officeooo:rsid="00449154" officeooo:paragraph-rsid="007df78d"/>
    </style:style>
    <style:style style:name="P92" style:family="paragraph" style:parent-style-name="Standard">
      <style:text-properties officeooo:rsid="0046c98c" officeooo:paragraph-rsid="0046c98c"/>
    </style:style>
    <style:style style:name="P93" style:family="paragraph" style:parent-style-name="Standard">
      <style:text-properties officeooo:rsid="0048047b" officeooo:paragraph-rsid="006747c8"/>
    </style:style>
    <style:style style:name="P94" style:family="paragraph" style:parent-style-name="Standard">
      <style:text-properties officeooo:rsid="004fc198" officeooo:paragraph-rsid="00a77125"/>
    </style:style>
    <style:style style:name="P95" style:family="paragraph" style:parent-style-name="Standard">
      <style:text-properties officeooo:rsid="00542dc6" officeooo:paragraph-rsid="00542dc6"/>
    </style:style>
    <style:style style:name="P96" style:family="paragraph" style:parent-style-name="Heading_20_3">
      <style:text-properties officeooo:rsid="0056c32f" officeooo:paragraph-rsid="0056c32f"/>
    </style:style>
    <style:style style:name="P97" style:family="paragraph" style:parent-style-name="Standard">
      <style:text-properties officeooo:rsid="0056c32f" officeooo:paragraph-rsid="0056c32f"/>
    </style:style>
    <style:style style:name="P98" style:family="paragraph" style:parent-style-name="Standard">
      <style:text-properties officeooo:rsid="005984cc" officeooo:paragraph-rsid="005984cc"/>
    </style:style>
    <style:style style:name="P99" style:family="paragraph" style:parent-style-name="Standard">
      <style:text-properties officeooo:rsid="005b67ef" officeooo:paragraph-rsid="005b67ef"/>
    </style:style>
    <style:style style:name="P100" style:family="paragraph" style:parent-style-name="Standard">
      <style:text-properties officeooo:paragraph-rsid="005b67ef"/>
    </style:style>
    <style:style style:name="P101" style:family="paragraph" style:parent-style-name="Standard">
      <style:text-properties officeooo:rsid="005fdeab" officeooo:paragraph-rsid="005fdeab"/>
    </style:style>
    <style:style style:name="P102" style:family="paragraph" style:parent-style-name="Heading_20_2">
      <style:text-properties officeooo:paragraph-rsid="006060fb"/>
    </style:style>
    <style:style style:name="P103" style:family="paragraph" style:parent-style-name="Standard">
      <style:text-properties officeooo:rsid="006060fb" officeooo:paragraph-rsid="006060fb"/>
    </style:style>
    <style:style style:name="P104" style:family="paragraph" style:parent-style-name="Standard">
      <style:text-properties officeooo:rsid="009e677d" officeooo:paragraph-rsid="009e677d"/>
    </style:style>
    <style:style style:name="P105" style:family="paragraph" style:parent-style-name="Standard">
      <style:text-properties officeooo:rsid="003c17bf" officeooo:paragraph-rsid="003c17bf"/>
    </style:style>
    <style:style style:name="P106" style:family="paragraph" style:parent-style-name="Standard">
      <style:text-properties officeooo:paragraph-rsid="007fa381"/>
    </style:style>
    <style:style style:name="P107" style:family="paragraph" style:parent-style-name="Standard">
      <style:text-properties fo:font-style="normal" officeooo:rsid="008dbdf8" officeooo:paragraph-rsid="008dbdf8" style:font-style-asian="normal" style:font-style-complex="normal"/>
    </style:style>
    <style:style style:name="P108" style:family="paragraph" style:parent-style-name="Standard" style:list-style-name="L5">
      <style:paragraph-properties fo:margin-left="0cm" fo:margin-right="0cm" fo:text-align="start" style:justify-single-word="false" fo:orphans="2" fo:widows="2" fo:text-indent="0cm" style:auto-text-indent="false"/>
    </style:style>
    <style:style style:name="P109" style:family="paragraph" style:parent-style-name="Standard" style:list-style-name="L5">
      <style:paragraph-properties fo:margin-left="0cm" fo:margin-right="0cm" fo:text-align="start" style:justify-single-word="false" fo:orphans="2" fo:widows="2" fo:text-indent="0cm" style:auto-text-indent="false"/>
      <style:text-properties officeooo:paragraph-rsid="0068ecbc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ize="14pt" style:font-size-asian="14pt" style:font-size-complex="14pt"/>
    </style:style>
    <style:style style:name="T5" style:family="text">
      <style:text-properties fo:color="#000000" loext:opacity="100%" fo:font-size="14pt"/>
    </style:style>
    <style:style style:name="T6" style:family="text">
      <style:text-properties fo:color="#000000" loext:opacity="100%" fo:font-size="14pt" fo:font-weight="bold"/>
    </style:style>
    <style:style style:name="T7" style:family="text">
      <style:text-properties officeooo:rsid="006b48d1"/>
    </style:style>
    <style:style style:name="T8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0000" loext:opacity="100%" fo:font-size="16pt" fo:font-weight="bold" officeooo:rsid="006cdd26" style:font-size-asian="16pt" style:font-weight-asian="bold" style:font-size-complex="16pt" style:font-weight-complex="bold"/>
    </style:style>
    <style:style style:name="T10" style:family="text">
      <style:text-properties fo:color="#000000" loext:opacity="100%" style:font-name="Arial" fo:font-weight="bold" style:font-name-asian="Arial1" style:font-weight-asian="bold" style:font-name-complex="Arial1"/>
    </style:style>
    <style:style style:name="T11" style:family="text">
      <style:text-properties officeooo:rsid="0006f674"/>
    </style:style>
    <style:style style:name="T12" style:family="text">
      <style:text-properties officeooo:rsid="0007bba0"/>
    </style:style>
    <style:style style:name="T13" style:family="text">
      <style:text-properties officeooo:rsid="00620a22"/>
    </style:style>
    <style:style style:name="T14" style:family="text">
      <style:text-properties officeooo:rsid="00a1b51a"/>
    </style:style>
    <style:style style:name="T15" style:family="text">
      <style:text-properties officeooo:rsid="00a176c8"/>
    </style:style>
    <style:style style:name="T16" style:family="text">
      <style:text-properties fo:font-style="italic" officeooo:rsid="00620a22" style:font-style-asian="italic" style:font-style-complex="italic"/>
    </style:style>
    <style:style style:name="T17" style:family="text">
      <style:text-properties officeooo:rsid="00773f16"/>
    </style:style>
    <style:style style:name="T18" style:family="text">
      <style:text-properties officeooo:rsid="00084aeb"/>
    </style:style>
    <style:style style:name="T19" style:family="text">
      <style:text-properties officeooo:rsid="008890a0"/>
    </style:style>
    <style:style style:name="T20" style:family="text">
      <style:text-properties officeooo:rsid="008a60fe"/>
    </style:style>
    <style:style style:name="T21" style:family="text">
      <style:text-properties fo:font-style="italic" officeooo:rsid="008890a0" style:font-style-asian="italic" style:font-style-complex="italic"/>
    </style:style>
    <style:style style:name="T22" style:family="text">
      <style:text-properties fo:font-style="normal" officeooo:rsid="008890a0" style:font-style-asian="normal" style:font-style-complex="normal"/>
    </style:style>
    <style:style style:name="T23" style:family="text">
      <style:text-properties fo:font-style="normal" officeooo:rsid="00a176c8" style:font-style-asian="normal" style:font-style-complex="normal"/>
    </style:style>
    <style:style style:name="T24" style:family="text">
      <style:text-properties fo:font-style="normal" officeooo:rsid="008a60fe" style:font-style-asian="normal" style:font-style-complex="normal"/>
    </style:style>
    <style:style style:name="T25" style:family="text">
      <style:text-properties fo:font-style="italic" officeooo:rsid="008a60fe" style:font-style-asian="italic" style:font-style-complex="italic"/>
    </style:style>
    <style:style style:name="T26" style:family="text">
      <style:text-properties fo:color="#2f1e2e" loext:opacity="100%" fo:language="zxx" fo:country="none" fo:font-style="normal" style:text-underline-style="none" fo:font-weight="normal" officeooo:rsid="008a60fe" fo:background-color="#e7e9db" loext:char-shading-value="0" style:font-style-asian="normal" style:font-style-complex="normal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7" style:family="text">
      <style:text-properties fo:font-style="italic" officeooo:rsid="00a176c8" style:font-style-asian="italic" style:font-style-complex="italic"/>
    </style:style>
    <style:style style:name="T28" style:family="text">
      <style:text-properties fo:font-style="normal" officeooo:rsid="008c0101" style:font-style-asian="normal" style:font-style-complex="normal"/>
    </style:style>
    <style:style style:name="T29" style:family="text">
      <style:text-properties officeooo:rsid="00a24a34"/>
    </style:style>
    <style:style style:name="T30" style:family="text">
      <style:text-properties officeooo:rsid="00625120"/>
    </style:style>
    <style:style style:name="T31" style:family="text">
      <style:text-properties officeooo:rsid="000bfda7"/>
    </style:style>
    <style:style style:name="T32" style:family="text">
      <style:text-properties officeooo:rsid="000ea241"/>
    </style:style>
    <style:style style:name="T33" style:family="text">
      <style:text-properties officeooo:rsid="008af87d"/>
    </style:style>
    <style:style style:name="T34" style:family="text">
      <style:text-properties officeooo:rsid="008448c7"/>
    </style:style>
    <style:style style:name="T35" style:family="text">
      <style:text-properties officeooo:rsid="0085c5b2"/>
    </style:style>
    <style:style style:name="T36" style:family="text">
      <style:text-properties officeooo:rsid="00926698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normal" officeooo:rsid="00963410" style:font-style-asian="normal" style:font-style-complex="normal"/>
    </style:style>
    <style:style style:name="T39" style:family="text">
      <style:text-properties officeooo:rsid="000a14a6"/>
    </style:style>
    <style:style style:name="T40" style:family="text">
      <style:text-properties officeooo:rsid="00a3b4a6"/>
    </style:style>
    <style:style style:name="T41" style:family="text">
      <style:text-properties officeooo:rsid="0082b110"/>
    </style:style>
    <style:style style:name="T42" style:family="text">
      <style:text-properties officeooo:rsid="000b3b3a"/>
    </style:style>
    <style:style style:name="T43" style:family="text">
      <style:text-properties fo:font-style="italic" officeooo:rsid="00625120" style:font-style-asian="italic" style:font-style-complex="italic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normal" officeooo:rsid="00625120" style:font-style-asian="normal" style:font-style-complex="normal"/>
    </style:style>
    <style:style style:name="T46" style:family="text">
      <style:text-properties fo:font-style="normal" officeooo:rsid="00a4ac13" style:font-style-asian="normal" style:font-style-complex="normal"/>
    </style:style>
    <style:style style:name="T47" style:family="text">
      <style:text-properties fo:font-style="normal" officeooo:rsid="001148c2" style:font-style-asian="normal" style:font-style-complex="normal"/>
    </style:style>
    <style:style style:name="T48" style:family="text">
      <style:text-properties fo:font-style="normal" officeooo:rsid="0016759e" style:font-style-asian="normal" style:font-style-complex="normal"/>
    </style:style>
    <style:style style:name="T49" style:family="text">
      <style:text-properties fo:font-style="normal" officeooo:rsid="009313d3" style:font-style-asian="normal" style:font-style-complex="normal"/>
    </style:style>
    <style:style style:name="T50" style:family="text">
      <style:text-properties fo:font-style="normal" officeooo:rsid="009797e6" style:font-style-asian="normal" style:font-style-complex="normal"/>
    </style:style>
    <style:style style:name="T51" style:family="text">
      <style:text-properties officeooo:rsid="00a4ac13"/>
    </style:style>
    <style:style style:name="T52" style:family="text">
      <style:text-properties officeooo:rsid="002c66cc"/>
    </style:style>
    <style:style style:name="T53" style:family="text">
      <style:text-properties officeooo:rsid="008cdb22"/>
    </style:style>
    <style:style style:name="T54" style:family="text">
      <style:text-properties officeooo:rsid="0016759e"/>
    </style:style>
    <style:style style:name="T55" style:family="text">
      <style:text-properties officeooo:rsid="00963410"/>
    </style:style>
    <style:style style:name="T56" style:family="text">
      <style:text-properties officeooo:rsid="0094a7c8"/>
    </style:style>
    <style:style style:name="T57" style:family="text">
      <style:text-properties style:font-name="Times New Roman" officeooo:rsid="0094a7c8" style:font-name-asian="Times New Roman" style:font-name-complex="Times New Roman"/>
    </style:style>
    <style:style style:name="T58" style:family="text">
      <style:text-properties style:font-name="Times New Roman" style:font-name-asian="Times New Roman" style:font-name-complex="Times New Roman"/>
    </style:style>
    <style:style style:name="T59" style:family="text">
      <style:text-properties fo:font-style="italic" officeooo:rsid="0094a7c8" style:font-style-asian="italic" style:font-style-complex="italic"/>
    </style:style>
    <style:style style:name="T60" style:family="text">
      <style:text-properties fo:font-style="normal" officeooo:rsid="0094a7c8" style:font-style-asian="normal" style:font-style-complex="normal"/>
    </style:style>
    <style:style style:name="T61" style:family="text">
      <style:text-properties fo:font-style="normal" officeooo:rsid="00952f54" style:font-style-asian="normal" style:font-style-complex="normal"/>
    </style:style>
    <style:style style:name="T62" style:family="text">
      <style:text-properties officeooo:rsid="009313d3"/>
    </style:style>
    <style:style style:name="T63" style:family="text">
      <style:text-properties officeooo:rsid="0093251d"/>
    </style:style>
    <style:style style:name="T64" style:family="text">
      <style:text-properties officeooo:rsid="00636185"/>
    </style:style>
    <style:style style:name="T65" style:family="text">
      <style:text-properties officeooo:rsid="0079d671"/>
    </style:style>
    <style:style style:name="T66" style:family="text">
      <style:text-properties fo:color="#2f1e2e" loext:opacity="100%" fo:language="zxx" fo:country="none" fo:font-style="normal" style:text-underline-style="none" fo:font-weight="normal" officeooo:rsid="00773f16" fo:background-color="#e7e9db" loext:char-shading-value="0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67" style:family="text">
      <style:text-properties fo:color="#ef6155" loext:opacity="100%" fo:language="zxx" fo:country="none" fo:font-style="normal" style:text-underline-style="none" fo:font-weight="normal" officeooo:rsid="00773f16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68" style:family="text">
      <style:text-properties fo:color="#5bc4bf" loext:opacity="100%" fo:language="zxx" fo:country="none" fo:font-style="normal" style:text-underline-style="none" fo:font-weight="normal" officeooo:rsid="00773f16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69" style:family="text">
      <style:text-properties fo:color="#2f1e2e" loext:opacity="100%" fo:language="zxx" fo:country="none" fo:font-style="normal" style:text-underline-style="none" fo:font-weight="normal" officeooo:rsid="00773f16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0" style:family="text">
      <style:text-properties fo:color="#2f1e2e" loext:opacity="100%" fo:language="zxx" fo:country="none" fo:font-style="italic" style:text-underline-style="none" fo:font-weight="normal" officeooo:rsid="00773f16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1" style:family="text">
      <style:text-properties fo:color="#2f1e2e" loext:opacity="100%" fo:language="zxx" fo:country="none" fo:font-style="italic" style:text-underline-style="none" fo:font-weight="normal" officeooo:rsid="00789b29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2" style:family="text">
      <style:text-properties fo:color="#5bc4bf" loext:opacity="100%" fo:language="zxx" fo:country="none" fo:font-style="italic" style:text-underline-style="none" fo:font-weight="normal" officeooo:rsid="00773f16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3" style:family="text">
      <style:text-properties fo:color="#ef6155" loext:opacity="100%" fo:language="zxx" fo:country="none" fo:font-style="normal" style:text-underline-style="none" fo:font-weight="normal" officeooo:rsid="00773f16" fo:background-color="#e7e9db" loext:char-shading-value="0" style:font-style-asian="normal" style:font-style-complex="normal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4" style:family="text">
      <style:text-properties fo:color="#2f1e2e" loext:opacity="100%" fo:language="zxx" fo:country="none" fo:font-style="italic" style:text-underline-style="none" fo:font-weight="normal" officeooo:rsid="0065e26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5" style:family="text">
      <style:text-properties fo:color="#5bc4bf" loext:opacity="100%" fo:language="zxx" fo:country="none" fo:font-style="normal" style:text-underline-style="none" fo:font-weight="normal" officeooo:rsid="0065e26e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6" style:family="text">
      <style:text-properties fo:font-style="normal" officeooo:rsid="0065e26e" style:font-style-asian="normal" style:font-style-complex="normal"/>
    </style:style>
    <style:style style:name="T77" style:family="text">
      <style:text-properties fo:color="#2f1e2e" loext:opacity="100%" fo:language="zxx" fo:country="none" fo:font-style="normal" style:text-underline-style="none" fo:font-weight="normal" officeooo:rsid="0065e26e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8" style:family="text">
      <style:text-properties fo:color="#2f1e2e" loext:opacity="100%" fo:language="zxx" fo:country="none" fo:font-style="normal" style:text-underline-style="none" fo:font-weight="normal" officeooo:rsid="0065e26e" fo:background-color="#e7e9db" loext:char-shading-value="0" style:font-style-asian="normal" style:font-style-complex="normal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9" style:family="text">
      <style:text-properties officeooo:rsid="009ba174"/>
    </style:style>
    <style:style style:name="T80" style:family="text">
      <style:text-properties fo:font-style="italic" officeooo:rsid="009ba174" style:font-style-asian="italic" style:font-style-complex="italic"/>
    </style:style>
    <style:style style:name="T81" style:family="text">
      <style:text-properties officeooo:rsid="0065e26e"/>
    </style:style>
    <style:style style:name="T82" style:family="text">
      <style:text-properties fo:color="#2f1e2e" loext:opacity="100%" fo:language="zxx" fo:country="none" fo:font-style="normal" style:text-underline-style="none" fo:font-weight="normal" officeooo:rsid="0065e26e" fo:background-color="#e7e9db" loext:char-shading-value="0"/>
    </style:style>
    <style:style style:name="T83" style:family="text">
      <style:text-properties officeooo:rsid="009a7248"/>
    </style:style>
    <style:style style:name="T84" style:family="text">
      <style:text-properties fo:language="zxx" fo:country="none"/>
    </style:style>
    <style:style style:name="T85" style:family="text">
      <style:text-properties fo:language="zxx" fo:country="none" officeooo:rsid="009797e6"/>
    </style:style>
    <style:style style:name="T86" style:family="text">
      <style:text-properties fo:language="zxx" fo:country="none" officeooo:rsid="00992899"/>
    </style:style>
    <style:style style:name="T87" style:family="text">
      <style:text-properties fo:language="zxx" fo:country="none" officeooo:rsid="009a7248"/>
    </style:style>
    <style:style style:name="T88" style:family="text">
      <style:text-properties fo:color="#2f1e2e" loext:opacity="100%" fo:language="zxx" fo:country="none" fo:font-style="normal" style:text-underline-style="none" fo:font-weight="normal" officeooo:rsid="006649a3" fo:background-color="#e7e9db" loext:char-shading-value="0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89" style:family="text">
      <style:text-properties fo:language="zxx" fo:country="none" officeooo:rsid="009a0b0e"/>
    </style:style>
    <style:style style:name="T90" style:family="text">
      <style:text-properties fo:language="zxx" fo:country="none" fo:font-style="italic" officeooo:rsid="00992899" style:font-style-asian="italic" style:font-style-complex="italic"/>
    </style:style>
    <style:style style:name="T91" style:family="text">
      <style:text-properties officeooo:rsid="006649a3"/>
    </style:style>
    <style:style style:name="T92" style:family="text">
      <style:text-properties fo:color="#815ba4" loext:opacity="100%" fo:language="zxx" fo:country="none" fo:font-style="normal" style:text-underline-style="none" fo:font-weight="normal" officeooo:rsid="006649a3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93" style:family="text">
      <style:text-properties fo:color="#2f1e2e" loext:opacity="100%" fo:language="zxx" fo:country="none" fo:font-style="normal" style:text-underline-style="none" fo:font-weight="normal" officeooo:rsid="006649a3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94" style:family="text">
      <style:text-properties fo:color="#5bc4bf" loext:opacity="100%" fo:language="zxx" fo:country="none" fo:font-style="italic" style:text-underline-style="none" fo:font-weight="normal" officeooo:rsid="006649a3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95" style:family="text">
      <style:text-properties fo:color="#2f1e2e" loext:opacity="100%" fo:language="zxx" fo:country="none" fo:font-style="italic" style:text-underline-style="none" fo:font-weight="normal" officeooo:rsid="006649a3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96" style:family="text">
      <style:text-properties fo:color="#2f1e2e" loext:opacity="100%" fo:language="zxx" fo:country="none" fo:font-style="normal" style:text-underline-style="none" fo:font-weight="normal" officeooo:rsid="006649a3" fo:background-color="#e7e9db" loext:char-shading-value="0" style:font-style-asian="normal" style:font-style-complex="normal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97" style:family="text">
      <style:text-properties fo:color="#ef6155" loext:opacity="100%" fo:language="zxx" fo:country="none" fo:font-style="normal" style:text-underline-style="none" fo:font-weight="normal" officeooo:rsid="006649a3" fo:background-color="#e7e9db" loext:char-shading-value="0" style:font-style-asian="normal" style:font-style-complex="normal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98" style:family="text">
      <style:text-properties officeooo:rsid="007c701a"/>
    </style:style>
    <style:style style:name="T99" style:family="text">
      <style:text-properties officeooo:rsid="007df78d"/>
    </style:style>
    <style:style style:name="T100" style:family="text">
      <style:text-properties fo:color="#2f1e2e" loext:opacity="100%" fo:language="zxx" fo:country="none" fo:font-style="normal" style:text-underline-style="none" fo:font-weight="normal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1" style:family="text">
      <style:text-properties fo:color="#5bc4bf" loext:opacity="100%" fo:language="zxx" fo:country="none" fo:font-style="italic" style:text-underline-style="none" fo:font-weight="normal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2" style:family="text">
      <style:text-properties fo:color="#2f1e2e" loext:opacity="100%" fo:language="zxx" fo:country="none" fo:font-style="italic" style:text-underline-style="none" fo:font-weight="normal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3" style:family="text">
      <style:text-properties fo:color="#2f1e2e" loext:opacity="100%" fo:language="zxx" fo:country="none" fo:font-style="normal" style:text-underline-style="none" fo:font-weight="normal" fo:background-color="#e7e9db" loext:char-shading-value="0" style:font-style-asian="normal" style:font-style-complex="normal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4" style:family="text">
      <style:text-properties fo:color="#ef6155" loext:opacity="100%" fo:language="zxx" fo:country="none" fo:font-style="normal" style:text-underline-style="none" fo:font-weight="normal" fo:background-color="#e7e9db" loext:char-shading-value="0" style:font-style-asian="normal" style:font-style-complex="normal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5" style:family="text">
      <style:text-properties fo:color="#2f1e2e" loext:opacity="100%" fo:language="zxx" fo:country="none" fo:font-style="normal" style:text-underline-style="none" fo:font-weight="normal" fo:background-color="#e7e9db" loext:char-shading-value="0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6" style:family="text">
      <style:text-properties fo:color="#2f1e2e" loext:opacity="100%" fo:language="zxx" fo:country="none" fo:font-style="italic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7" style:family="text">
      <style:text-properties fo:color="#2f1e2e" loext:opacity="100%" fo:language="zxx" fo:country="none" fo:font-style="normal" style:text-underline-style="none" fo:font-weight="normal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8" style:family="text">
      <style:text-properties fo:color="#2f1e2e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9" style:family="text">
      <style:text-properties officeooo:rsid="0016ee9c"/>
    </style:style>
    <style:style style:name="T110" style:family="text">
      <style:text-properties officeooo:rsid="00189a2e"/>
    </style:style>
    <style:style style:name="T111" style:family="text">
      <style:text-properties fo:color="#8d8687" loext:opacity="100%" fo:language="zxx" fo:country="none" fo:font-style="normal" style:text-underline-style="none" fo:font-weight="normal" officeooo:rsid="00189a2e" fo:background-color="#e7e9db" loext:char-shading-value="0" ch2_options="{'Style': 'paraiso-light', 'Language': 'Matlab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2" style:family="text">
      <style:text-properties officeooo:rsid="0019b791"/>
    </style:style>
    <style:style style:name="T113" style:family="text">
      <style:text-properties fo:color="#8d8687" loext:opacity="100%" fo:language="zxx" fo:country="none" fo:font-style="normal" style:text-underline-style="none" fo:font-weight="normal" officeooo:rsid="0019b791" fo:background-color="#e7e9db" loext:char-shading-value="0" ch2_options="{'Style': 'paraiso-light', 'Language': 'Matlab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4" style:family="text">
      <style:text-properties fo:color="#2f1e2e" loext:opacity="100%" fo:language="zxx" fo:country="none" fo:font-style="normal" style:text-underline-style="none" fo:font-weight="normal" officeooo:rsid="0019b791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5" style:family="text">
      <style:text-properties fo:color="#2f1e2e" loext:opacity="100%" fo:language="zxx" fo:country="none" fo:font-style="italic" style:text-underline-style="none" fo:font-weight="normal" officeooo:rsid="0019b791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6" style:family="text">
      <style:text-properties fo:color="#2f1e2e" loext:opacity="100%" fo:language="zxx" fo:country="none" fo:font-style="normal" style:text-underline-style="none" fo:font-weight="normal" officeooo:rsid="0019b791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7" style:family="text">
      <style:text-properties fo:color="#2f1e2e" loext:opacity="100%" fo:language="zxx" fo:country="none" fo:font-style="normal" style:text-underline-style="none" fo:font-weight="normal" officeooo:rsid="001b0d85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8" style:family="text">
      <style:text-properties officeooo:rsid="001c4c7c"/>
    </style:style>
    <style:style style:name="T119" style:family="text">
      <style:text-properties fo:color="#2f1e2e" loext:opacity="100%" fo:language="zxx" fo:country="none" fo:font-style="normal" style:text-underline-style="none" fo:font-weight="normal" fo:background-color="#e7e9db" loext:char-shading-value="0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0" style:family="text">
      <style:text-properties fo:color="#8d8687" loext:opacity="100%" fo:language="zxx" fo:country="none" fo:font-style="normal" style:text-underline-style="none" fo:font-weight="normal" officeooo:rsid="001c4c7c" fo:background-color="#e7e9db" loext:char-shading-value="0" ch2_options="{'Style': 'paraiso-light', 'Language': 'Matlab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1" style:family="text">
      <style:text-properties fo:color="#8d8687" loext:opacity="100%" fo:language="zxx" fo:country="none" fo:font-style="italic" style:text-underline-style="none" fo:font-weight="normal" officeooo:rsid="007df78d" fo:background-color="#e7e9db" loext:char-shading-value="0" style:font-style-asian="italic" style:font-style-complex="italic" ch2_options="{'Style': 'paraiso-light', 'Language': 'Matlab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2" style:family="text">
      <style:text-properties fo:color="#2f1e2e" loext:opacity="100%" fo:language="zxx" fo:country="none" fo:font-style="normal" style:text-underline-style="none" fo:font-weight="normal" officeooo:rsid="001c4c7c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3" style:family="text">
      <style:text-properties fo:color="#2f1e2e" loext:opacity="100%" fo:language="zxx" fo:country="none" fo:font-style="italic" style:text-underline-style="none" fo:font-weight="normal" officeooo:rsid="001c4c7c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4" style:family="text">
      <style:text-properties fo:color="#2f1e2e" loext:opacity="100%" fo:language="zxx" fo:country="none" fo:font-style="italic" style:text-underline-style="none" fo:font-weight="normal" officeooo:rsid="002a1c97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5" style:family="text">
      <style:text-properties fo:color="#2f1e2e" loext:opacity="100%" fo:language="zxx" fo:country="none" fo:font-style="normal" style:text-underline-style="none" fo:font-weight="normal" officeooo:rsid="002a1c97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6" style:family="text">
      <style:text-properties officeooo:rsid="003f93cd"/>
    </style:style>
    <style:style style:name="T127" style:family="text">
      <style:text-properties officeooo:rsid="002a9dfc"/>
    </style:style>
    <style:style style:name="T128" style:family="text">
      <style:text-properties officeooo:rsid="003df6ca"/>
    </style:style>
    <style:style style:name="T129" style:family="text">
      <style:text-properties fo:font-style="italic" officeooo:rsid="002a9dfc" style:font-style-asian="italic" style:font-style-complex="italic"/>
    </style:style>
    <style:style style:name="T130" style:family="text">
      <style:text-properties fo:font-style="normal" officeooo:rsid="002a9dfc" style:font-style-asian="normal" style:font-style-complex="normal"/>
    </style:style>
    <style:style style:name="T131" style:family="text">
      <style:text-properties fo:font-style="normal" officeooo:rsid="008cdb22" style:font-style-asian="normal" style:font-style-complex="normal"/>
    </style:style>
    <style:style style:name="T132" style:family="text">
      <style:text-properties officeooo:rsid="006747c8"/>
    </style:style>
    <style:style style:name="T133" style:family="text">
      <style:text-properties fo:font-style="normal" officeooo:rsid="002d402c" style:font-style-asian="normal" style:font-style-complex="normal"/>
    </style:style>
    <style:style style:name="T134" style:family="text">
      <style:text-properties fo:font-style="italic" officeooo:rsid="002d402c" style:font-style-asian="italic" style:font-style-complex="italic"/>
    </style:style>
    <style:style style:name="T135" style:family="text">
      <style:text-properties fo:font-style="normal" officeooo:rsid="006747c8" style:font-style-asian="normal" style:font-style-complex="normal"/>
    </style:style>
    <style:style style:name="T136" style:family="text">
      <style:text-properties fo:font-style="normal" officeooo:rsid="00a4d6cf" style:font-style-asian="normal" style:font-style-complex="normal"/>
    </style:style>
    <style:style style:name="T137" style:family="text">
      <style:text-properties fo:font-style="normal" officeooo:rsid="002f712c" style:font-style-asian="normal" style:font-style-complex="normal"/>
    </style:style>
    <style:style style:name="T138" style:family="text">
      <style:text-properties fo:font-style="italic" officeooo:rsid="002f712c" style:font-style-asian="italic" style:font-style-complex="italic"/>
    </style:style>
    <style:style style:name="T139" style:family="text">
      <style:text-properties officeooo:rsid="0056c32f"/>
    </style:style>
    <style:style style:name="T140" style:family="text">
      <style:text-properties officeooo:rsid="004531f6"/>
    </style:style>
    <style:style style:name="T141" style:family="text">
      <style:text-properties officeooo:rsid="0047f54e"/>
    </style:style>
    <style:style style:name="T142" style:family="text">
      <style:text-properties officeooo:rsid="00a64c97"/>
    </style:style>
    <style:style style:name="T143" style:family="text">
      <style:text-properties fo:font-style="normal" officeooo:rsid="007df78d" style:font-style-asian="normal" style:font-style-complex="normal"/>
    </style:style>
    <style:style style:name="T144" style:family="text">
      <style:text-properties fo:color="#2f1e2e" loext:opacity="100%" fo:language="zxx" fo:country="none" fo:font-style="normal" style:text-underline-style="none" fo:font-weight="normal" officeooo:rsid="006649a3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5" style:family="text">
      <style:text-properties fo:color="#2f1e2e" loext:opacity="100%" fo:language="zxx" fo:country="none" fo:font-style="italic" style:text-underline-style="none" fo:font-weight="normal" officeooo:rsid="006649a3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6" style:family="text">
      <style:text-properties fo:color="#2f1e2e" loext:opacity="100%" fo:language="zxx" fo:country="none" fo:font-style="normal" style:text-underline-style="none" fo:font-weight="normal" officeooo:rsid="006649a3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7" style:family="text">
      <style:text-properties fo:font-style="normal" officeooo:rsid="004531f6" style:font-style-asian="normal" style:font-style-complex="normal"/>
    </style:style>
    <style:style style:name="T148" style:family="text">
      <style:text-properties fo:font-style="italic" officeooo:rsid="007df78d" style:font-style-asian="italic" style:font-style-complex="italic"/>
    </style:style>
    <style:style style:name="T149" style:family="text">
      <style:text-properties fo:font-style="italic" officeooo:rsid="004531f6" style:font-style-asian="italic" style:font-style-complex="italic"/>
    </style:style>
    <style:style style:name="T150" style:family="text">
      <style:text-properties fo:font-style="normal" officeooo:rsid="0047011e" style:font-style-asian="normal" style:font-style-complex="normal"/>
    </style:style>
    <style:style style:name="T151" style:family="text">
      <style:text-properties fo:font-style="normal" officeooo:rsid="0047f54e" style:font-style-asian="normal" style:font-style-complex="normal"/>
    </style:style>
    <style:style style:name="T152" style:family="text">
      <style:text-properties fo:color="#f99b15" loext:opacity="100%" fo:language="zxx" fo:country="none" fo:font-style="normal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3" style:family="text">
      <style:text-properties fo:color="#f99b15" loext:opacity="100%" fo:language="zxx" fo:country="none" fo:font-style="italic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4" style:family="text">
      <style:text-properties fo:color="#2f1e2e" loext:opacity="100%" fo:language="zxx" fo:country="none" fo:font-style="italic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5" style:family="text">
      <style:text-properties fo:color="#2f1e2e" loext:opacity="100%" fo:language="zxx" fo:country="none" fo:font-style="normal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6" style:family="text">
      <style:text-properties fo:color="#5bc4bf" loext:opacity="100%" fo:language="zxx" fo:country="none" fo:font-style="normal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7" style:family="text">
      <style:text-properties fo:color="#ef6155" loext:opacity="100%" fo:language="zxx" fo:country="none" fo:font-style="normal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8" style:family="text">
      <style:text-properties officeooo:rsid="0048ee94"/>
    </style:style>
    <style:style style:name="T159" style:family="text">
      <style:text-properties fo:font-style="normal" officeooo:rsid="004fc198" style:font-style-asian="normal" style:font-style-complex="normal"/>
    </style:style>
    <style:style style:name="T160" style:family="text">
      <style:text-properties fo:font-style="normal" officeooo:rsid="004efe47" style:font-style-asian="normal" style:font-style-complex="normal"/>
    </style:style>
    <style:style style:name="T161" style:family="text">
      <style:text-properties fo:color="#5bc4bf" loext:opacity="100%" fo:language="zxx" fo:country="none" fo:font-style="italic" style:text-underline-style="none" fo:font-weight="normal" officeooo:rsid="004efe47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2" style:family="text">
      <style:text-properties fo:color="#2f1e2e" loext:opacity="100%" fo:language="zxx" fo:country="none" fo:font-style="italic" style:text-underline-style="none" fo:font-weight="normal" officeooo:rsid="004efe47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3" style:family="text">
      <style:text-properties fo:color="#5bc4bf" loext:opacity="100%" fo:language="zxx" fo:country="none" fo:font-style="italic" style:text-underline-style="none" fo:font-weight="normal" officeooo:rsid="007fa381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4" style:family="text">
      <style:text-properties fo:color="#2f1e2e" loext:opacity="100%" fo:language="zxx" fo:country="none" fo:font-style="normal" style:text-underline-style="none" fo:font-weight="normal" officeooo:rsid="004efe47" fo:background-color="#e7e9db" loext:char-shading-value="0" style:font-style-asian="italic" style:font-style-complex="italic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5" style:family="text">
      <style:text-properties fo:font-style="normal" officeooo:rsid="00a64c97" style:font-style-asian="normal" style:font-style-complex="normal"/>
    </style:style>
    <style:style style:name="T166" style:family="text">
      <style:text-properties officeooo:rsid="0051a5b8"/>
    </style:style>
    <style:style style:name="T167" style:family="text">
      <style:text-properties fo:font-style="italic" officeooo:rsid="0051a5b8" style:font-style-asian="italic" style:font-style-complex="italic"/>
    </style:style>
    <style:style style:name="T168" style:family="text">
      <style:text-properties fo:font-style="normal" officeooo:rsid="0051a5b8" style:font-style-asian="normal" style:font-style-complex="normal"/>
    </style:style>
    <style:style style:name="T169" style:family="text">
      <style:text-properties fo:font-style="normal" officeooo:rsid="00a77125" style:font-style-asian="normal" style:font-style-complex="normal"/>
    </style:style>
    <style:style style:name="T170" style:family="text">
      <style:text-properties fo:font-style="normal" officeooo:rsid="00526255" style:font-style-asian="normal" style:font-style-complex="normal"/>
    </style:style>
    <style:style style:name="T171" style:family="text">
      <style:text-properties fo:font-style="normal" officeooo:rsid="0051fbd5" style:font-style-asian="normal" style:font-style-complex="normal"/>
    </style:style>
    <style:style style:name="T172" style:family="text">
      <style:text-properties fo:font-style="italic" officeooo:rsid="00a77125" style:font-style-asian="italic" style:font-style-complex="italic"/>
    </style:style>
    <style:style style:name="T173" style:family="text">
      <style:text-properties fo:font-style="normal" officeooo:rsid="006060fb" style:font-style-asian="normal" style:font-style-complex="normal"/>
    </style:style>
    <style:style style:name="T174" style:family="text">
      <style:text-properties fo:font-style="italic" officeooo:rsid="006060fb" style:font-style-asian="italic" style:font-style-complex="italic"/>
    </style:style>
    <style:style style:name="T175" style:family="text">
      <style:text-properties fo:color="#06b6ef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SWIG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6" style:family="text">
      <style:text-properties fo:color="#2f1e2e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SWIG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7" style:family="text">
      <style:text-properties fo:color="#5bc4bf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SWIG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8" style:family="text">
      <style:text-properties fo:color="#2f1e2e" loext:opacity="100%" fo:language="zxx" fo:country="none" fo:font-style="italic" style:text-underline-style="none" fo:font-weight="normal" fo:background-color="#e7e9db" loext:char-shading-value="0" style:font-style-asian="italic" style:font-style-complex="italic" ch2_options="{'Style': 'paraiso-light', 'Language': 'SWIG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9" style:family="text">
      <style:text-properties fo:color="#f99b15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SWIG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0" style:family="text">
      <style:text-properties fo:color="#2f1e2e" loext:opacity="100%" fo:language="zxx" fo:country="none" fo:font-style="normal" style:text-underline-style="none" fo:font-weight="normal" officeooo:rsid="0056c32f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1" style:family="text">
      <style:text-properties fo:color="#5bc4bf" loext:opacity="100%" fo:language="zxx" fo:country="none" fo:font-style="italic" style:text-underline-style="none" fo:font-weight="normal" officeooo:rsid="0056c32f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2" style:family="text">
      <style:text-properties fo:color="#2f1e2e" loext:opacity="100%" fo:language="zxx" fo:country="none" fo:font-style="italic" style:text-underline-style="none" fo:font-weight="normal" officeooo:rsid="0056c32f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3" style:family="text">
      <style:text-properties fo:color="#f99b15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4" style:family="text">
      <style:text-properties fo:color="#815ba4" loext:opacity="100%" fo:language="zxx" fo:country="none" fo:font-style="italic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5" style:family="text">
      <style:text-properties fo:color="#5bc4bf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6" style:family="text">
      <style:text-properties fo:color="#ef6155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7" style:family="text">
      <style:text-properties fo:font-style="normal" officeooo:rsid="00a7928a" style:font-style-asian="normal" style:font-style-complex="normal"/>
    </style:style>
    <style:style style:name="T188" style:family="text">
      <style:text-properties officeooo:rsid="00a7928a"/>
    </style:style>
    <style:style style:name="T189" style:family="text">
      <style:text-properties officeooo:rsid="008d76d6"/>
    </style:style>
    <style:style style:name="T190" style:family="text">
      <style:text-properties fo:font-style="italic" officeooo:rsid="008d76d6" style:font-style-asian="italic" style:font-style-complex="italic"/>
    </style:style>
    <style:style style:name="T191" style:family="text">
      <style:text-properties officeooo:rsid="005fdeab"/>
    </style:style>
    <style:style style:name="T192" style:family="text">
      <style:text-properties officeooo:rsid="005b67ef"/>
    </style:style>
    <style:style style:name="T193" style:family="text">
      <style:text-properties officeooo:rsid="009a0b0e"/>
    </style:style>
    <style:style style:name="T194" style:family="text">
      <style:text-properties style:font-name="Times New Roman1" fo:font-style="normal" fo:font-weight="normal" style:font-style-asian="normal" style:font-weight-asian="normal"/>
    </style:style>
    <style:style style:name="T195" style:family="text">
      <style:text-properties officeooo:rsid="00aadb0c"/>
    </style:style>
    <style:style style:name="T196" style:family="text">
      <style:text-properties officeooo:rsid="009f7b28"/>
    </style:style>
    <style:style style:name="T197" style:family="text">
      <style:text-properties fo:font-style="italic" officeooo:rsid="009f7b28" style:font-style-asian="italic" style:font-style-complex="italic"/>
    </style:style>
    <style:style style:name="T198" style:family="text">
      <style:text-properties officeooo:rsid="00a7aa05"/>
    </style:style>
    <style:style style:name="T199" style:family="text">
      <style:text-properties fo:font-style="italic" officeooo:rsid="003df6ca" style:font-style-asian="italic" style:font-style-complex="italic"/>
    </style:style>
    <style:style style:name="T200" style:family="text">
      <style:text-properties fo:font-style="normal" officeooo:rsid="003df6ca" style:font-style-asian="normal" style:font-style-complex="normal"/>
    </style:style>
    <style:style style:name="T201" style:family="text">
      <style:text-properties fo:font-style="normal" officeooo:rsid="003f93cd" style:font-style-asian="normal" style:font-style-complex="normal"/>
    </style:style>
    <style:style style:name="T202" style:family="text">
      <style:text-properties fo:font-style="italic" officeooo:rsid="003f93cd" style:font-style-asian="italic" style:font-style-complex="italic"/>
    </style:style>
    <style:style style:name="T203" style:family="text">
      <style:text-properties fo:font-style="normal" officeooo:rsid="00a7aa05" style:font-style-asian="normal" style:font-style-complex="normal"/>
    </style:style>
    <style:style style:name="T204" style:family="text">
      <style:text-properties fo:font-style="normal" officeooo:rsid="003fe7df" style:font-style-asian="normal" style:font-style-complex="normal"/>
    </style:style>
    <style:style style:name="T205" style:family="text">
      <style:text-properties fo:font-style="italic" officeooo:rsid="003fe7df" style:font-style-asian="italic" style:font-style-complex="italic"/>
    </style:style>
    <style:style style:name="T206" style:family="text">
      <style:text-properties fo:color="#2f1e2e" loext:opacity="100%" fo:language="zxx" fo:country="none" fo:font-style="normal" style:text-underline-style="none" fo:font-weight="normal" officeooo:rsid="003f93cd" fo:background-color="#e7e9db" loext:char-shading-value="0" style:font-style-asian="italic" style:font-style-complex="italic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07" style:family="text">
      <style:text-properties fo:color="#2f1e2e" loext:opacity="100%" fo:language="zxx" fo:country="none" fo:font-style="normal" style:text-underline-style="none" fo:font-weight="normal" officeooo:rsid="003fe7df" fo:background-color="#e7e9db" loext:char-shading-value="0" style:font-style-asian="italic" style:font-style-complex="italic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08" style:family="text">
      <style:text-properties fo:font-style="normal" officeooo:rsid="004198b1" style:font-style-asian="normal" style:font-style-complex="normal"/>
    </style:style>
    <style:style style:name="T209" style:family="text">
      <style:text-properties fo:font-style="italic" officeooo:rsid="004198b1" style:font-style-asian="italic" style:font-style-complex="italic"/>
    </style:style>
    <style:style style:name="T210" style:family="text">
      <style:text-properties fo:color="#2f1e2e" loext:opacity="100%" fo:language="zxx" fo:country="none" fo:font-style="normal" style:text-underline-style="none" fo:font-weight="normal" officeooo:rsid="009cfaec" fo:background-color="#e7e9db" loext:char-shading-value="0" style:font-style-asian="italic" style:font-style-complex="italic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11" style:family="text">
      <style:text-properties fo:color="#2f1e2e" loext:opacity="100%" fo:language="zxx" fo:country="none" fo:font-style="normal" style:text-underline-style="none" fo:font-weight="normal" officeooo:rsid="004198b1" fo:background-color="#e7e9db" loext:char-shading-value="0" style:font-style-asian="italic" style:font-style-complex="italic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12" style:family="text">
      <style:text-properties fo:color="#2f1e2e" loext:opacity="100%" fo:language="zxx" fo:country="none" fo:font-style="normal" style:text-underline-style="none" fo:font-weight="normal" officeooo:rsid="004198b1" fo:background-color="#e7e9db" loext:char-shading-value="0" style:font-style-asian="normal" style:font-style-complex="normal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13" style:family="text">
      <style:text-properties fo:font-style="normal" officeooo:rsid="0042bffb" style:font-style-asian="normal" style:font-style-complex="normal"/>
    </style:style>
    <style:style style:name="T214" style:family="text">
      <style:text-properties fo:font-style="italic" officeooo:rsid="0042bffb" style:font-style-asian="italic" style:font-style-complex="italic"/>
    </style:style>
    <style:style style:name="T215" style:family="text">
      <style:text-properties officeooo:rsid="00907b9f"/>
    </style:style>
    <style:style style:name="T216" style:family="text">
      <style:text-properties fo:font-style="italic" officeooo:rsid="00907b9f" style:font-style-asian="italic" style:font-style-complex="italic"/>
    </style:style>
    <style:style style:name="T217" style:family="text">
      <style:text-properties fo:font-style="normal" officeooo:rsid="00674e6a" style:font-style-asian="normal" style:font-style-complex="normal"/>
    </style:style>
    <style:style style:name="T218" style:family="text">
      <style:text-properties fo:font-style="italic" officeooo:rsid="00674e6a" style:font-style-asian="italic" style:font-style-complex="italic"/>
    </style:style>
    <style:style style:name="T219" style:family="text">
      <style:text-properties fo:font-style="normal" officeooo:rsid="009a0b0e" style:font-style-asian="normal" style:font-style-complex="normal"/>
    </style:style>
    <style:style style:name="T220" style:family="text">
      <style:text-properties fo:color="#212529" loext:opacity="100%" fo:font-family="'Open Sans', sans-serif" fo:font-size="12pt" fo:letter-spacing="normal" fo:font-style="italic" fo:font-weight="normal"/>
    </style:style>
    <style:style style:name="T221" style:family="text">
      <style:text-properties fo:font-variant="normal" fo:text-transform="none" fo:color="#212529" loext:opacity="100%" fo:font-family="'Open Sans', sans-serif" fo:font-size="12pt" fo:letter-spacing="normal" fo:font-style="normal" fo:font-weight="normal"/>
    </style:style>
    <style:style style:name="T222" style:family="text">
      <style:text-properties fo:font-variant="normal" fo:text-transform="none" fo:color="#007bff" loext:opacity="100%" style:text-line-through-style="none" style:text-line-through-type="none" fo:font-family="'Open Sans', sans-serif" fo:font-size="12pt" fo:letter-spacing="normal" fo:font-style="normal" style:text-underline-style="none" fo:font-weight="normal" style:text-blinking="false" fo:background-color="#ffffff" loext:char-shading-value="0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h text:style-name="P1" text:outline-level="1"/>
        </text:list-header>
      </text:list>
      <text:p text:style-name="P2" loext:marker-style-name="T1"><text:bookmark text:name="_gjdgxs"/><text:span text:style-name="T1">Maturitní práce z předmětu</text:span><text:span text:style-name="T1"/></text:p>
      <text:p text:style-name="P3" loext:marker-style-name="T1"><text:span text:style-name="T1">Informatika a Výpočetní Technika</text:span></text:p>
      <text:p text:style-name="Title"><text:bookmark text:name="_1fob9te"/></text:p>
      <text:p text:style-name="Title"><text:bookmark text:name="_3znysh7"/></text:p>
      <text:p text:style-name="P4" loext:marker-style-name="T2"><text:span text:style-name="T2">Tvorba programovacího jazyka Rogalo</text:span></text:p>
      <text:p text:style-name="P5" loext:marker-style-name="T3"><text:span text:style-name="T3">Jakub Svatuška 8.A</text:span></text:p>
      <text:p text:style-name="P6" loext:marker-style-name="T3"><text:bookmark text:name="_3dy6vkm"/></text:p>
      <text:p text:style-name="P6" loext:marker-style-name="T3"><text:bookmark text:name="_1t3h5sf"/></text:p>
      <text:p text:style-name="P6" loext:marker-style-name="T3"><text:bookmark text:name="_4d34og8"/></text:p>
      <text:p text:style-name="P6" loext:marker-style-name="T3"><text:bookmark text:name="_2s8eyo1"/></text:p>
      <text:p text:style-name="P6" loext:marker-style-name="T3"><text:bookmark text:name="_17dp8vu"/></text:p>
      <text:p text:style-name="P7"><text:bookmark text:name="_3rdcrjn"/></text:p>
      <text:p text:style-name="P8" loext:marker-style-name="T4"><text:span text:style-name="T5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Vedoucí práce:</text:p>
          </table:table-cell>
          <table:table-cell table:style-name="Table1.A1" office:value-type="string">
            <text:p text:style-name="P10">Ing. Pavel Kryl</text:p>
          </table:table-cell>
          <table:table-cell table:style-name="Table1.A1" office:value-type="string">
            <text:p text:style-name="P11"/>
          </table:table-cell>
        </table:table-row>
        <table:table-row table:style-name="Table1.2">
          <table:table-cell table:style-name="Table1.A1" office:value-type="string">
            <text:p text:style-name="P9">Oponent:</text:p>
          </table:table-cell>
          <table:table-cell table:style-name="Table1.A1" office:value-type="string">
            <text:p text:style-name="P10">Ing. Vladimír Nulíček, CSc.</text:p>
          </table:table-cell>
          <table:table-cell table:style-name="Table1.A1" office:value-type="string">
            <text:p text:style-name="P9">Praha 2025</text:p>
          </table:table-cell>
        </table:table-row>
      </table:table>
      <text:p text:style-name="P12"><text:span text:style-name="T6"/></text:p>
      <text:p text:style-name="P13"><text:bookmark text:name="_44sinio"/><text:bookmark-start text:name="__RefHeading___Toc1343_3789043968"/>PROHLÁŠENÍ<text:bookmark-end text:name="__RefHeading___Toc1343_3789043968"/></text:p>
      <text:p text:style-name="Standard">Prohlašuji, že předložená práce je mým původním autorským dílem, které jsem vypracoval/a samostatně. Veškerou literaturu a další zdroje, z nichž jsem při zpracování čerpal/a, v práci řádně cituji a jsou uvedeny v seznamu použité literatury.</text:p>
      <text:p text:style-name="Standard">V Praze dne………….</text:p>
      <text:p text:style-name="P14">……………….</text:p>
      <text:p text:style-name="P15">(podpis)</text:p>
      <text:p text:style-name="P16">nebo:</text:p>
      <text:p text:style-name="P16">Pokud jste práci už někde uplatnili (např. jako SOČ, seminární práci apod.), je toto potřeba zde v prohlášení uvést.</text:p>
      <text:p text:style-name="P17"><text:bookmark text:name="_2jxsxqh"/><text:bookmark-start text:name="__RefHeading___Toc1345_3789043968"/>ABSTRAKT<text:bookmark-end text:name="__RefHeading___Toc1345_3789043968"/></text:p>
      <text:p text:style-name="P18">Program slouží k překladu <text:span text:style-name="T7">jednoduchého </text:span>jazyka Rogalo do LLVM IR. K tomuto cíli používá nástrojů FLEX a BISON – <text:span text:style-name="T7">usnadňující </text:span>lexikální a syntaktick<text:span text:style-name="T7">ou</text:span> analýz<text:span text:style-name="T7">u</text:span>. Výsledný LLVM IR kód je pak možno pomocí nástroje CLANG zkompilovat a vytvořit spustitelný kód.</text:p>
      <text:p text:style-name="P19">Klíčové slova: lexikální analýza, syntaktická analýza, LLVM IR, překlad.</text:p>
      <text:p text:style-name="P20"><text:bookmark text:name="_2jxsxqh Copy 1"/><text:span text:style-name="T8">ABS</text:span><text:span text:style-name="T9">TRACT</text:span></text:p>
      <text:p text:style-name="P21">The progam was created to translate a simple programming language into LLVM IR. To acomplish this I used toolchains such as FLEX and BISON – facilitating generation of lexical and syntactical parsers. The resulting LLVM IR code is than ready to be compile into byte-code using tool-chain such as CLANG.</text:p>
      <text:p text:style-name="P22">Keywords: lexical analysis, syntactical analysis, LLVM IR, translation.</text:p>
      <text:p text:style-name="P23"/>
      <text:table-of-content text:style-name="Sect1" text:protected="true" text:name="Table of Contents1">
        <text:table-of-content-source text:outline-level="10" text:use-index-marks="false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OBSAH</text:p>
          </text:index-title>
          <text:p text:style-name="P24"><text:a xlink:type="simple" xlink:href="#__RefHeading___Toc1341_3901771047" text:style-name="Index_20_Link" text:visited-style-name="Index_20_Link">1 Úvod<text:tab/>5</text:a></text:p>
          <text:p text:style-name="P25"><text:a xlink:type="simple" xlink:href="#__RefHeading___Toc1391_3789043968" text:style-name="Index_20_Link" text:visited-style-name="Index_20_Link">1.1 Přehled<text:tab/>5</text:a></text:p>
          <text:p text:style-name="P24"><text:a xlink:type="simple" xlink:href="#__RefHeading___Toc1949_2576336936" text:style-name="Index_20_Link" text:visited-style-name="Index_20_Link">2 Teorie<text:tab/>6</text:a></text:p>
          <text:p text:style-name="P25"><text:a xlink:type="simple" xlink:href="#__RefHeading___Toc1951_2576336936" text:style-name="Index_20_Link" text:visited-style-name="Index_20_Link">2.1 Lexikální analyzátory<text:tab/>6</text:a></text:p>
          <text:p text:style-name="P26"><text:a xlink:type="simple" xlink:href="#__RefHeading___Toc1345_3901771047" text:style-name="Index_20_Link" text:visited-style-name="Index_20_Link">2.1.1 Konečný automat<text:tab/>6</text:a></text:p>
          <text:p text:style-name="P25"><text:a xlink:type="simple" xlink:href="#__RefHeading___Toc1953_2576336936" text:style-name="Index_20_Link" text:visited-style-name="Index_20_Link">2.2 Gramatika<text:tab/>6</text:a></text:p>
          <text:p text:style-name="P25"><text:a xlink:type="simple" xlink:href="#__RefHeading___Toc1343_3901771047" text:style-name="Index_20_Link" text:visited-style-name="Index_20_Link">2.3 Syntaktický analyzátor<text:tab/>6</text:a></text:p>
          <text:p text:style-name="P25"><text:a xlink:type="simple" xlink:href="#__RefHeading___Toc1347_3901771047" text:style-name="Index_20_Link" text:visited-style-name="Index_20_Link">2.4 Typy syntaktických analyzátorů<text:tab/>7</text:a></text:p>
          <text:p text:style-name="P26"><text:a xlink:type="simple" xlink:href="#__RefHeading___Toc1351_3901771047" text:style-name="Index_20_Link" text:visited-style-name="Index_20_Link">2.4.1 Zespoda nahoru<text:tab/>7</text:a></text:p>
          <text:p text:style-name="P27"><text:a xlink:type="simple" xlink:href="#__RefHeading___Toc1955_2576336936" text:style-name="Index_20_Link" text:visited-style-name="Index_20_Link">2.4.1.1 LR<text:tab/>7</text:a></text:p>
          <text:p text:style-name="P26"><text:a xlink:type="simple" xlink:href="#__RefHeading___Toc1349_3901771047" text:style-name="Index_20_Link" text:visited-style-name="Index_20_Link">2.4.2 Shora dolů<text:tab/>8</text:a></text:p>
          <text:p text:style-name="P27"><text:a xlink:type="simple" xlink:href="#__RefHeading___Toc1957_2576336936" text:style-name="Index_20_Link" text:visited-style-name="Index_20_Link">2.4.2.1 LL<text:tab/>8</text:a></text:p>
          <text:p text:style-name="P24"><text:a xlink:type="simple" xlink:href="#__RefHeading___Toc1111_282055569" text:style-name="Index_20_Link" text:visited-style-name="Index_20_Link">3 Jazyk Rogalo<text:tab/>10</text:a></text:p>
          <text:p text:style-name="P25"><text:a xlink:type="simple" xlink:href="#__RefHeading___Toc1471_570254288" text:style-name="Index_20_Link" text:visited-style-name="Index_20_Link">3.1 Syntaxe<text:tab/>10</text:a></text:p>
          <text:p text:style-name="P26"><text:a xlink:type="simple" xlink:href="#__RefHeading___Toc1473_570254288" text:style-name="Index_20_Link" text:visited-style-name="Index_20_Link">3.1.1 Komentáře<text:tab/>10</text:a></text:p>
          <text:p text:style-name="P26"><text:a xlink:type="simple" xlink:href="#__RefHeading___Toc1475_570254288" text:style-name="Index_20_Link" text:visited-style-name="Index_20_Link">3.1.2 Proměnné<text:tab/>10</text:a></text:p>
          <text:p text:style-name="P26"><text:a xlink:type="simple" xlink:href="#__RefHeading___Toc1477_570254288" text:style-name="Index_20_Link" text:visited-style-name="Index_20_Link">3.1.3 Operátory<text:tab/>10</text:a></text:p>
          <text:p text:style-name="P26"><text:a xlink:type="simple" xlink:href="#__RefHeading___Toc1479_570254288" text:style-name="Index_20_Link" text:visited-style-name="Index_20_Link">3.1.4 Řídící struktury<text:tab/>10</text:a></text:p>
          <text:p text:style-name="P26"><text:a xlink:type="simple" xlink:href="#__RefHeading___Toc1481_570254288" text:style-name="Index_20_Link" text:visited-style-name="Index_20_Link">3.1.5 Funkce<text:tab/>11</text:a></text:p>
          <text:p text:style-name="P24"><text:a xlink:type="simple" xlink:href="#__RefHeading___Toc733_1611209431" text:style-name="Index_20_Link" text:visited-style-name="Index_20_Link">4 Využité nástroje<text:tab/>12</text:a></text:p>
          <text:p text:style-name="P25"><text:a xlink:type="simple" xlink:href="#__RefHeading___Toc735_1611209431" text:style-name="Index_20_Link" text:visited-style-name="Index_20_Link">4.1 FLEX<text:tab/>12</text:a></text:p>
          <text:p text:style-name="P25"><text:a xlink:type="simple" xlink:href="#__RefHeading___Toc737_1611209431" text:style-name="Index_20_Link" text:visited-style-name="Index_20_Link">4.2 BISON<text:tab/>12</text:a></text:p>
          <text:p text:style-name="P25"><text:a xlink:type="simple" xlink:href="#__RefHeading___Toc739_1611209431" text:style-name="Index_20_Link" text:visited-style-name="Index_20_Link">4.3 LLVM<text:tab/>12</text:a></text:p>
          <text:p text:style-name="P24"><text:a xlink:type="simple" xlink:href="#__RefHeading___Toc1483_570254288" text:style-name="Index_20_Link" text:visited-style-name="Index_20_Link">5 Gramatika jazyka Rogalo<text:tab/>13</text:a></text:p>
          <text:p text:style-name="P24"><text:a xlink:type="simple" xlink:href="#__RefHeading___Toc1085_1716699866" text:style-name="Index_20_Link" text:visited-style-name="Index_20_Link">6 Generování kódu<text:tab/>14</text:a></text:p>
          <text:p text:style-name="P25"><text:a xlink:type="simple" xlink:href="#__RefHeading___Toc1087_1716699866" text:style-name="Index_20_Link" text:visited-style-name="Index_20_Link"><text:soft-page-break/>6.1 Deklarace<text:tab/>14</text:a></text:p>
          <text:p text:style-name="P26"><text:a xlink:type="simple" xlink:href="#__RefHeading___Toc648_1243889013" text:style-name="Index_20_Link" text:visited-style-name="Index_20_Link">6.1.1 Jednoduché proměnné<text:tab/>14</text:a></text:p>
          <text:p text:style-name="P26"><text:a xlink:type="simple" xlink:href="#__RefHeading___Toc650_1243889013" text:style-name="Index_20_Link" text:visited-style-name="Index_20_Link">6.1.2 Funkce<text:tab/>14</text:a></text:p>
          <text:p text:style-name="P26"><text:a xlink:type="simple" xlink:href="#__RefHeading___Toc1089_1716699866" text:style-name="Index_20_Link" text:visited-style-name="Index_20_Link">6.1.3 Stringů<text:tab/>14</text:a></text:p>
          <text:p text:style-name="P26"><text:a xlink:type="simple" xlink:href="#__RefHeading___Toc652_1243889013" text:style-name="Index_20_Link" text:visited-style-name="Index_20_Link">6.1.4 Pole<text:tab/>15</text:a></text:p>
          <text:p text:style-name="P25"><text:a xlink:type="simple" xlink:href="#__RefHeading___Toc654_1243889013" text:style-name="Index_20_Link" text:visited-style-name="Index_20_Link">6.2 Řídící struktury<text:tab/>15</text:a></text:p>
          <text:p text:style-name="P26"><text:a xlink:type="simple" xlink:href="#__RefHeading___Toc656_1243889013" text:style-name="Index_20_Link" text:visited-style-name="Index_20_Link">6.2.1 Loop<text:tab/>15</text:a></text:p>
          <text:p text:style-name="P26"><text:a xlink:type="simple" xlink:href="#__RefHeading___Toc658_1243889013" text:style-name="Index_20_Link" text:visited-style-name="Index_20_Link">6.2.2 If<text:tab/>16</text:a></text:p>
          <text:p text:style-name="P25"><text:a xlink:type="simple" xlink:href="#__RefHeading___Toc660_1243889013" text:style-name="Index_20_Link" text:visited-style-name="Index_20_Link">6.3 Změna proměnné<text:tab/>16</text:a></text:p>
          <text:p text:style-name="P26"><text:a xlink:type="simple" xlink:href="#__RefHeading___Toc1113_282055569" text:style-name="Index_20_Link" text:visited-style-name="Index_20_Link">6.3.1 Jednoduché proměnné<text:tab/>16</text:a></text:p>
          <text:p text:style-name="P26"><text:a xlink:type="simple" xlink:href="#__RefHeading___Toc1115_282055569" text:style-name="Index_20_Link" text:visited-style-name="Index_20_Link">6.3.2 Pole<text:tab/>16</text:a></text:p>
          <text:p text:style-name="P24"><text:a xlink:type="simple" xlink:href="#__RefHeading___Toc1117_282055569" text:style-name="Index_20_Link" text:visited-style-name="Index_20_Link">7 Datové struktury<text:tab/>17</text:a></text:p>
          <text:p text:style-name="P25"><text:a xlink:type="simple" xlink:href="#__RefHeading___Toc1119_282055569" text:style-name="Index_20_Link" text:visited-style-name="Index_20_Link">7.1 Tabulka symbolů<text:tab/>17</text:a></text:p>
          <text:p text:style-name="P25"><text:a xlink:type="simple" xlink:href="#__RefHeading___Toc1121_282055569" text:style-name="Index_20_Link" text:visited-style-name="Index_20_Link">7.2 Tabulka funkcí<text:tab/>17</text:a></text:p>
          <text:p text:style-name="P25"><text:a xlink:type="simple" xlink:href="#__RefHeading___Toc1123_282055569" text:style-name="Index_20_Link" text:visited-style-name="Index_20_Link">7.3 Spojový list<text:tab/>17</text:a></text:p>
          <text:p text:style-name="P25"><text:a xlink:type="simple" xlink:href="#__RefHeading___Toc1125_282055569" text:style-name="Index_20_Link" text:visited-style-name="Index_20_Link">7.4 Zásobník<text:tab/>17</text:a></text:p>
          <text:p text:style-name="P24"><text:a xlink:type="simple" xlink:href="#__RefHeading___Toc662_1243889013" text:style-name="Index_20_Link" text:visited-style-name="Index_20_Link">8 Spuštění<text:tab/>18</text:a></text:p>
          <text:p text:style-name="P24"><text:a xlink:type="simple" xlink:href="#__RefHeading___Toc664_1243889013" text:style-name="Index_20_Link" text:visited-style-name="Index_20_Link">9 Závěr<text:tab/>19</text:a></text:p>
          <text:p text:style-name="P24"><text:a xlink:type="simple" xlink:href="#__RefHeading___Toc1485_570254288" text:style-name="Index_20_Link" text:visited-style-name="Index_20_Link">10 Zdroje<text:tab/>20</text:a></text:p>
        </text:index-body>
      </text:table-of-content>
      <text:p text:style-name="P28" loext:marker-style-name="T10"/>
      <text:h text:style-name="P29" text:outline-level="1"><text:bookmark-start text:name="__RefHeading___Toc1341_3901771047"/>Úvod<text:bookmark-end text:name="__RefHeading___Toc1341_3901771047"/></text:h>
      <text:h text:style-name="Heading_20_2" text:outline-level="2"><text:bookmark-start text:name="__RefHeading___Toc1391_3789043968"/>Přehled<text:bookmark-end text:name="__RefHeading___Toc1391_3789043968"/></text:h>
      <text:p text:style-name="P30"><text:span text:style-name="T11">Maturitní práce si dává za cíl navrhnout vlastní syntaxi programovacího jazyka </text:span><text:span text:style-name="T12">se základními funkcemi. </text:span><text:span text:style-name="T13">Jazyk by měl být procedurální, schopný vytvoření proměnných s dvěma číselnými typy, na nich</text:span><text:span text:style-name="T14">ž</text:span><text:span text:style-name="T13"> by mělo být možno provádět základní operace. Dále má jazyk obsahovat statické pole, </text:span><text:span text:style-name="T15">základní implementaci textových řetězců,</text:span><text:span text:style-name="T13"> funkce a řídící struktury </text:span><text:span text:style-name="T16">if</text:span><text:span text:style-name="T13"> a </text:span><text:span text:style-name="T16">loop</text:span><text:span text:style-name="T12">. </text:span><text:span text:style-name="T11">Pro tento jazyk </text:span><text:span text:style-name="T13">bylo cílem </text:span><text:span text:style-name="T11">vytvořit gramatický lexer za pomocí nástroje FLEX. Pro </text:span><text:span text:style-name="T14">vzniklé</text:span><text:span text:style-name="T11"> tokeny sestavit pravidla gramatiky pomocí parsovacího nástroje BISON a v rámci těchto pravidel generovat LLVM kód, který bude posléze možné zkompilovat pomocí vysoce optimalizovaného a uznávaného kompilátoru CLANG do </text:span><text:span text:style-name="T12">spustitelného souboru.</text:span></text:p>
      <text:h text:style-name="P31" text:outline-level="1"><text:bookmark-start text:name="__RefHeading___Toc1949_2576336936"/>T<text:span text:style-name="T17">eorie</text:span><text:bookmark-end text:name="__RefHeading___Toc1949_2576336936"/></text:h>
      <text:h text:style-name="Heading_20_2" text:outline-level="2"><text:bookmark-start text:name="__RefHeading___Toc1951_2576336936"/>Lexikální analyzátory<text:bookmark-end text:name="__RefHeading___Toc1951_2576336936"/></text:h>
      <text:p text:style-name="P32">Lexikální analyzátor bere jako vstup <text:span text:style-name="T18">textový </text:span>soubor, <text:span text:style-name="T19">který </text:span><text:span text:style-name="T14">přepracovává</text:span><text:span text:style-name="T19"> na sadu tokenů – </text:span><text:span text:style-name="T20">z</text:span><text:span text:style-name="T19">ákladní stavební prvky jazyka. Z klíčových slov jako </text:span><text:span text:style-name="T21">if, func, loop, ==, (, ), … </text:span><text:span text:style-name="T22">vytvoří tokeny </text:span><text:span text:style-name="T23">jim </text:span><text:span text:style-name="T22">odpovídající – </text:span><text:span text:style-name="T21">IF, DEF, LOOP, EQUALS, LPAREN, RPAREN, … </text:span><text:span text:style-name="T24">Názvům p</text:span><text:span text:style-name="T22">roměnn</text:span><text:span text:style-name="T24">ých se také přiřadí konkrétní token –</text:span><text:span text:style-name="T22"> </text:span><text:span text:style-name="T25">IDENT</text:span><text:span text:style-name="T24">. V něm však není zřejmý název proměnné, a tak lexer tvoří dvojice token-hodnota. Dvojice se tvoří i pro klíčová slova, přestože to vlastně není potřeba. Pro výraz </text:span><text:span text:style-name="T26">int x = 3+2</text:span><text:span text:style-name="T24"> bude výstup následující: (</text:span><text:span text:style-name="T27">INT</text:span><text:span text:style-name="T25"> : „int“), (IDENT : „x“), (EQUALS : „==“), (NUMBER : „3“), (PLUS : „+“), (NUMBER : „2“). </text:span><text:span text:style-name="T24">Kromě vytváření těchto dvojic muže lex</text:span><text:span text:style-name="T28">ikální analyzátor</text:span><text:span text:style-name="T24"> navíc zaznamenávat např. číslo řádku, na kterém se token nachází.</text:span></text:p>
      <text:h text:style-name="P33" text:outline-level="3"><text:bookmark-start text:name="__RefHeading___Toc1345_3901771047"/>Konečný automat<text:bookmark-end text:name="__RefHeading___Toc1345_3901771047"/></text:h>
      <text:p text:style-name="P34"><text:span text:style-name="T20">Lexikální</text:span> analyzátory fungují na principu konečného automatu, <text:span text:style-name="T29">což je vlastně</text:span><text:span text:style-name="T30"> zjednodušený počítač, který má různé stavy. Mezi těmito stavy se přesouvá na základě toho, jaké symboly přečte na vstupu</text:span>. Pamatuje si pouze aktuální stav a nic jiného. <text:span text:style-name="T31">Konečný automat začne v počátečním stavu a přečte první token, podle svých pravidel se přesune do jiného stavu a přečte další token. Jestliže je </text:span><text:span text:style-name="T32">na</text:span><text:span text:style-name="T31"> konci ve stavu uznávaném jako konečný, byl vstup syntakticky správně strukturovaný, v opačném případě nikoliv.</text:span></text:p>
      <text:h text:style-name="P35" text:outline-level="2"><text:bookmark-start text:name="__RefHeading___Toc1953_2576336936"/>Gramatika<text:bookmark-end text:name="__RefHeading___Toc1953_2576336936"/></text:h>
      <text:p text:style-name="P36">Gramatika je soubor pravidel, které určují <text:span text:style-name="T33">způsob</text:span><text:span text:style-name="T34">, jak skládat tokeny do platných struktur. Určuje správnou posloupnost tokenů, aby byl text platný v kontextu daného jazyka. Příklad jednoduché </text:span><text:span text:style-name="T35">LR </text:span><text:span text:style-name="T34">gramatiky zpracovávající aritmetické výrazy:</text:span></text:p>
      <text:p text:style-name="P37">E → E + T | T <text:span text:style-name="T36">| E = E</text:span></text:p>
      <text:p text:style-name="P37">T → T * F | F</text:p>
      <text:p text:style-name="P37">F → (E) | <text:span text:style-name="T37">id</text:span><text:span text:style-name="T38"/></text:p>
      <text:h text:style-name="Heading_20_2" text:outline-level="2"><text:bookmark-start text:name="__RefHeading___Toc1343_3901771047"/><text:span text:style-name="T39">Syntaktický analyzátor</text:span><text:bookmark-end text:name="__RefHeading___Toc1343_3901771047"/></text:h>
      <text:p text:style-name="P38">Parser, tedy syntaktický analyzátor, je dalším krokem v překladu jazyka. Za vstup bere tokeny <text:span text:style-name="T40">připravené</text:span> lexikálním analyzátorem a vytvoří z nich hierarchický syntaktický strom, jenž reprezentuje strukturu textu v rámci předem definovaných pravidel. Během vytváření tohoto stromu kontroluje, zda je v kontextu stanovených pravidel jazyka text smysluplný. <text:span text:style-name="T32">Toto je možné </text:span><text:soft-page-break/><text:span text:style-name="T32">za využití pravidel bezkontextové gramatiky, takové která si </text:span><text:span text:style-name="T30">nepamatuje už zanalyzované části</text:span><text:span text:style-name="T32">. Ta nemusí pojímat všechn</text:span><text:span text:style-name="T41">a</text:span><text:span text:style-name="T32"> pravidla jazyka, ale pokud by byla použita gramatika kontextová, nemohl by být text efektivně syntakticky analyzován, proto se používají jiné nástroje pro vymáhání kontextových pravidel – např. tabulka symbolů. Ta se vytváří</text:span><text:span text:style-name="T42"> díky přidaným pravidlům </text:span><text:span text:style-name="T32">v gramatice a s její pomocí se tak</text:span><text:span text:style-name="T42"> může kontrolovat sémantická správnost textu. Společně s</text:span><text:span text:style-name="T32">e</text:span><text:span text:style-name="T42"> sémantickou kontrolou zároveň probíhá generování nového kódu, respektive druhého jazyka. </text:span><text:span text:style-name="T32">Pokud by se jednalo o interpret, byl by syntaktický strom rovnou vyhodnocován.</text:span></text:p>
      <text:h text:style-name="P39" text:outline-level="2"><text:bookmark-start text:name="__RefHeading___Toc1347_3901771047"/>Typy syntaktických analyzátorů<text:bookmark-end text:name="__RefHeading___Toc1347_3901771047"/></text:h>
      <text:p text:style-name="P40">Syntaktické analyzátory jsou většinou označovány skupinou písmen – LR, LL(1). První písmeno značí, že parser text zpracovává zleva doprava, druhé jestli používá levou, či pravou derivaci. Za těmito písmeny stojí často číslo v závorce uvádějící počet tokenů, na který se může parser podívat <text:span text:style-name="T30">směrem dopředu</text:span> LR(<text:span text:style-name="T43">k</text:span>). Pro takzvaný lookahead<text:span text:style-name="T37"> k </text:span><text:span text:style-name="T44">se</text:span><text:span text:style-name="T37"> </text:span>zpravidla používá <text:span text:style-name="T37">k = 1</text:span>. Gramatika s nulovým lookaheadem by nebyla schopna jakékoliv rekurze a musela by se na základně jednoho symbolu rozhodnout. <text:span text:style-name="T30">S</text:span><text:span text:style-name="T43"> k = 1</text:span><text:span text:style-name="T45"> by bylo</text:span><text:span text:style-name="T44"> </text:span>nemožné posoudit složitější struktury. Pro nejpoužívanější typ gramatiky LR jsou postupy, jak ty s <text:span text:style-name="T37">k &gt; 1</text:span><text:span text:style-name="T44"> převést na LR(</text:span><text:span text:style-name="T37">1</text:span><text:span text:style-name="T44">), jelikož se </text:span><text:span text:style-name="T46">poté </text:span><text:span text:style-name="T44">mnohem efektivněji syntakticky analyzují. </text:span><text:span text:style-name="T47">Před touto definicí občas ještě stojí další specifikace parseru – LALR, SLR </text:span><text:span text:style-name="T48">(zjednodušené formy kanonického LR analyzátoru)</text:span><text:span text:style-name="T47">, GLR </text:span><text:span text:style-name="T48">(analyzátor nedeterministických gramatik)</text:span><text:span text:style-name="T47">. </text:span><text:span text:style-name="T49">Z každé gramatiky se dá poznat, jaký analyzátor se na ní dá použí</text:span><text:span text:style-name="T50">t</text:span><text:span text:style-name="T49"> – na </text:span><text:span text:style-name="T46">některé</text:span><text:span text:style-name="T49"> pouze LL, na jiné </text:span><text:span text:style-name="T46">jen</text:span><text:span text:style-name="T49"> LR a na nějaké oboje.</text:span></text:p>
      <text:p text:style-name="P41"/>
      <text:h text:style-name="P42" text:outline-level="3"><text:bookmark-start text:name="__RefHeading___Toc1351_3901771047"/>Zespoda nahoru<text:bookmark-end text:name="__RefHeading___Toc1351_3901771047"/></text:h>
      <text:p text:style-name="P43">Častější<text:span text:style-name="T51">m</text:span> <text:span text:style-name="T52">i praktičtějším </text:span>způsobem je analýza začínající od terminálů. Těmito definitivn<text:span text:style-name="T53">í</text:span>mi kameny začne a skládá z nich postupně více a více abstrahovan<text:span text:style-name="T51">á</text:span> pravidla, jež dohromady tvoří různé podstromy, až dojde k cílovému neterminálu, který podstromy spojí a vznikne tak finální syntaktický strom.</text:p>
      <text:h text:style-name="P44" text:outline-level="4"><text:bookmark-start text:name="__RefHeading___Toc1955_2576336936"/>LR<text:bookmark-end text:name="__RefHeading___Toc1955_2576336936"/></text:h>
      <text:p text:style-name="P45">LR parser používá opačného principu a analyzuje odspoda nahoru s využitím pravé derivace. <text:span text:style-name="T54">Tedy analogicky se jedná o expanzi symbolů zprava. </text:span><text:span text:style-name="T55">Analýza výrazu </text:span>1+1 = 2<text:span text:style-name="T54"> by tedy s</text:span><text:span text:style-name="T56">e zmíněnou </text:span><text:span text:style-name="T54">LR gramatikou vypadal</text:span><text:span text:style-name="T55">a</text:span><text:span text:style-name="T54"> takto:</text:span></text:p>
      <text:p text:style-name="P4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7">1+1=2</text:p>
          </table:table-cell>
          <table:table-cell table:style-name="Table4.A1" office:value-type="string">
            <text:p text:style-name="P48">(vstup)</text:p>
          </table:table-cell>
        </table:table-row>
        <table:table-row table:style-name="Table4.1">
          <table:table-cell table:style-name="Table4.A1" office:value-type="string">
            <text:p text:style-name="P49"><text:span text:style-name="T57">1</text:span><text:span text:style-name="T58">+</text:span><text:span text:style-name="T57">1</text:span><text:span text:style-name="T58">=F</text:span></text:p>
          </table:table-cell>
          <table:table-cell table:style-name="Table4.A1" office:value-type="string">
            <text:p text:style-name="P49">(<text:span text:style-name="T59">id → </text:span><text:span text:style-name="T60">F</text:span>)</text:p>
          </table:table-cell>
        </table:table-row>
        <table:table-row table:style-name="Table4.1">
          <table:table-cell table:style-name="Table4.A1" office:value-type="string">
            <text:p text:style-name="P49"><text:span text:style-name="T57">1</text:span><text:span text:style-name="T58">+</text:span><text:span text:style-name="T57">1</text:span><text:span text:style-name="T58">=T</text:span></text:p>
          </table:table-cell>
          <table:table-cell table:style-name="Table4.A1" office:value-type="string">
            <text:p text:style-name="P49">(redukce F → T)</text:p>
          </table:table-cell>
        </table:table-row>
        <table:table-row table:style-name="Table4.1">
          <table:table-cell table:style-name="Table4.A1" office:value-type="string">
            <text:p text:style-name="P49"><text:span text:style-name="T57">1</text:span><text:span text:style-name="T58">+</text:span><text:span text:style-name="T57">1</text:span><text:span text:style-name="T58">=E</text:span></text:p>
          </table:table-cell>
          <table:table-cell table:style-name="Table4.A1" office:value-type="string">
            <text:p text:style-name="P49">(redukce T → E)</text:p>
          </table:table-cell>
        </table:table-row>
        <table:table-row table:style-name="Table4.1">
          <table:table-cell table:style-name="Table4.A1" office:value-type="string">
            <text:p text:style-name="P50">1+E=E</text:p>
          </table:table-cell>
          <table:table-cell table:style-name="Table4.A1" office:value-type="string">
            <text:p text:style-name="P51">(redukce <text:span text:style-name="T37">id </text:span><text:span text:style-name="T44">→ F → </text:span><text:span text:style-name="T61">T → E</text:span>)</text:p>
          </table:table-cell>
        </table:table-row>
        <table:table-row table:style-name="Table4.1">
          <table:table-cell table:style-name="Table4.A1" office:value-type="string">
            <text:p text:style-name="P51">1+E</text:p>
          </table:table-cell>
          <table:table-cell table:style-name="Table4.A1" office:value-type="string">
            <text:p text:style-name="P51">(redukce E=E → E)</text:p>
          </table:table-cell>
        </table:table-row>
        <table:table-row table:style-name="Table4.1">
          <table:table-cell table:style-name="Table4.A1" office:value-type="string">
            <text:p text:style-name="P52">E+E</text:p>
          </table:table-cell>
          <table:table-cell table:style-name="Table4.A1" office:value-type="string">
            <text:p text:style-name="P52">(redukce <text:span text:style-name="T37">id </text:span><text:span text:style-name="T44">→ F → T → E</text:span>)</text:p>
          </table:table-cell>
        </table:table-row>
        <table:table-row table:style-name="Table4.1">
          <table:table-cell table:style-name="Table4.A1" office:value-type="string">
            <text:p text:style-name="P52">E</text:p>
          </table:table-cell>
          <table:table-cell table:style-name="Table4.A1" office:value-type="string">
            <text:p text:style-name="P52">(redukce E+E → E)</text:p>
          </table:table-cell>
        </table:table-row>
      </table:table>
      <text:p text:style-name="P53"/>
      <text:h text:style-name="Heading_20_3" text:outline-level="3"><text:bookmark-start text:name="__RefHeading___Toc1349_3901771047"/>Shora dolů<text:bookmark-end text:name="__RefHeading___Toc1349_3901771047"/></text:h>
      <text:p text:style-name="P54">Tento typ začíná analýzu od největšího stavebního kamene a snaží se ho postupně expandovat a výsledek napasovat na vstupní text. Postupné „rozbíjení“ větších kamenů vede až k posledním terminálním tokenům, které je možné porovnat se vstupem.</text:p>
      <text:h text:style-name="Heading_20_4" text:outline-level="4"><text:bookmark-start text:name="__RefHeading___Toc1957_2576336936"/>LL<text:bookmark-end text:name="__RefHeading___Toc1957_2576336936"/></text:h>
      <text:p text:style-name="P55">LL parsování odpovídá systému shora dolů, přičemž se využívá levé derivace. To znamená že analyzátor promě<text:span text:style-name="T51">ň</text:span>uje symboly v pořadí zleva. <text:span text:style-name="T62">Vzhledem k tomu, že výše zmíněná gramatika je pouze LR (má levou rekurzi), potřebujeme ji převést na LL:</text:span></text:p>
      <text:p text:style-name="P56">E → T E'</text:p>
      <text:p text:style-name="P37">E' → + T E' | = E | ε <text:span text:style-name="T63">(prázdný symbol)</text:span></text:p>
      <text:p text:style-name="P37">T → F T'</text:p>
      <text:p text:style-name="P37">T' → * F T' | ε</text:p>
      <text:p text:style-name="P37">F → ( E ) | id</text:p>
      <text:p text:style-name="P55">Máme-li výraz 1 + 1 = 2, provede následující kroky:</text:p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57">E</text:p>
          </table:table-cell>
          <table:table-cell table:style-name="Table2.A1" office:value-type="string">
            <text:p text:style-name="P58">(vstup)</text:p>
          </table:table-cell>
        </table:table-row>
        <table:table-row>
          <table:table-cell table:style-name="Table2.A1" office:value-type="string">
            <text:p text:style-name="P59"><text:span text:style-name="T63">T</text:span><text:span text:style-name="T36">E’</text:span></text:p>
          </table:table-cell>
          <table:table-cell table:style-name="Table2.A1" office:value-type="string">
            <text:p text:style-name="P58">(expanze E → <text:span text:style-name="T63">TE’</text:span>)</text:p>
          </table:table-cell>
        </table:table-row>
        <table:table-row>
          <table:table-cell table:style-name="Table2.A1" office:value-type="string">
            <text:p text:style-name="P60">F<text:span text:style-name="T56">T</text:span>’E’</text:p>
          </table:table-cell>
          <table:table-cell table:style-name="Table2.A1" office:value-type="string">
            <text:p text:style-name="P61">(expanze <text:span text:style-name="T56">T → F</text:span><text:span text:style-name="T63">T’</text:span>)</text:p>
          </table:table-cell>
        </table:table-row>
        <table:table-row>
          <table:table-cell table:style-name="Table2.A1" office:value-type="string">
            <text:p text:style-name="P62"><text:span text:style-name="T56">1</text:span>T’E’</text:p>
          </table:table-cell>
          <table:table-cell table:style-name="Table2.A1" office:value-type="string">
            <text:p text:style-name="P63">(expanze <text:span text:style-name="T56">F</text:span> → <text:span text:style-name="T59">id</text:span>)</text:p>
          </table:table-cell>
        </table:table-row>
        <table:table-row>
          <table:table-cell table:style-name="Table2.A1" office:value-type="string">
            <text:p text:style-name="P64">1E’</text:p>
          </table:table-cell>
          <table:table-cell table:style-name="Table2.A1" office:value-type="string">
            <text:p text:style-name="P65">(expanze <text:span text:style-name="T56">T’</text:span> → <text:span text:style-name="T37">ε</text:span>)</text:p>
          </table:table-cell>
        </table:table-row>
        <table:table-row>
          <table:table-cell table:style-name="Table2.A1" office:value-type="string">
            <text:p text:style-name="P60">1+TE’</text:p>
          </table:table-cell>
          <table:table-cell table:style-name="Table2.A1" office:value-type="string">
            <text:p text:style-name="P60">(expanze E’ → +TE’)</text:p>
          </table:table-cell>
        </table:table-row>
        <table:table-row>
          <table:table-cell table:style-name="Table2.A1" office:value-type="string">
            <text:p text:style-name="P60">1+1E’</text:p>
          </table:table-cell>
          <table:table-cell table:style-name="Table2.A1" office:value-type="string">
            <text:p text:style-name="P60">(expanze T → FT’ → F → <text:span text:style-name="T37">id</text:span>)</text:p>
          </table:table-cell>
        </table:table-row>
        <table:table-row>
          <table:table-cell table:style-name="Table2.A1" office:value-type="string">
            <text:p text:style-name="P60">1+1=E</text:p>
          </table:table-cell>
          <table:table-cell table:style-name="Table2.A1" office:value-type="string">
            <text:p text:style-name="P60">(expanze E’ → E)</text:p>
          </table:table-cell>
        </table:table-row>
        <table:table-row>
          <table:table-cell table:style-name="Table2.A1" office:value-type="string">
            <text:p text:style-name="P60">1+1=TE’</text:p>
          </table:table-cell>
          <table:table-cell table:style-name="Table2.A1" office:value-type="string">
            <text:p text:style-name="P60">(expanze E → TE’)</text:p>
          </table:table-cell>
        </table:table-row>
        <table:table-row>
          <table:table-cell table:style-name="Table2.A1" office:value-type="string">
            <text:p text:style-name="P60">1+1=2E’</text:p>
          </table:table-cell>
          <table:table-cell table:style-name="Table2.A1" office:value-type="string">
            <text:p text:style-name="P60">(expanze T → FT’ → F → <text:span text:style-name="T37">id</text:span>)</text:p>
          </table:table-cell>
        </table:table-row>
        <table:table-row>
          <table:table-cell table:style-name="Table2.A1" office:value-type="string">
            <text:p text:style-name="P60">1+1=2</text:p>
          </table:table-cell>
          <table:table-cell table:style-name="Table2.A1" office:value-type="string">
            <text:p text:style-name="P60">(expanze E’ → ε)</text:p>
          </table:table-cell>
        </table:table-row>
      </table:table>
      <text:p text:style-name="P66"/>
      <text:h text:style-name="P67" text:outline-level="1"><text:bookmark-start text:name="__RefHeading___Toc1111_282055569"/>Jazyk Rogalo<text:bookmark-end text:name="__RefHeading___Toc1111_282055569"/></text:h>
      <text:p text:style-name="P68">Jazyk Rogalo je jednoduchým procedurálním jazykem s funkcemi. <text:span text:style-name="T64">Syntaxe je proto intuitivní a podobná jiným, již existujícím jazykům. Nicméně jsem ji upravil tak, aby se mi v něm kód psal dobře a myslím, že by se s ním daly napsat i komplikovanější programy, jak je možné vidět na příkladě využití algoritmizace řazení seznamu bubble-sort.</text:span></text:p>
      <text:h text:style-name="Heading_20_2" text:outline-level="2"><text:bookmark-start text:name="__RefHeading___Toc1471_570254288"/>Syntaxe<text:bookmark-end text:name="__RefHeading___Toc1471_570254288"/></text:h>
      <text:h text:style-name="P69" text:outline-level="3"><text:bookmark-start text:name="__RefHeading___Toc1473_570254288"/>Komentáře<text:bookmark-end text:name="__RefHeading___Toc1473_570254288"/></text:h>
      <text:p text:style-name="P70"><text:span text:style-name="T17">Komentáře pro lepší orientaci v kódu a popis se oz</text:span><text:span text:style-name="T65">na</text:span><text:span text:style-name="T17">čují dvojitým </text:span><text:span text:style-name="T66">##</text:span><text:span text:style-name="T17">, případně </text:span><text:span text:style-name="T67">##</text:span><text:span text:style-name="T68">[</text:span><text:span text:style-name="T69">[</text:span><text:span text:style-name="T70">[</text:span><text:span text:style-name="T71">komentář</text:span><text:span text:style-name="T72">]</text:span><text:span text:style-name="T73">]</text:span><text:span text:style-name="T67">]##</text:span><text:span text:style-name="T17">.</text:span></text:p>
      <text:h text:style-name="Heading_20_3" text:outline-level="3"><text:bookmark-start text:name="__RefHeading___Toc1475_570254288"/>Proměnné<text:bookmark-end text:name="__RefHeading___Toc1475_570254288"/></text:h>
      <text:p text:style-name="P71">Proměnné se zakládají takto: <text:span text:style-name="T74">[typ] [název proměnné] </text:span><text:span text:style-name="T75">=</text:span><text:span text:style-name="T74"> [výraz]</text:span><text:span text:style-name="T37">. </text:span><text:span text:style-name="T76">Pod pojmem výraz se rozumí číselné operace, jiné proměnné a také volání funkcí. Případně ještě prvek seznamu. Pole se pouze inicializují, nebo se celé kopírují z jiného pole: </text:span><text:span text:style-name="T77">arr </text:span><text:span text:style-name="T74">[typ prvků] [název pole] [specifikace pole]</text:span><text:span text:style-name="T76"> nebo </text:span><text:span text:style-name="T77">arr </text:span><text:span text:style-name="T74">[typ prvků] [název pole] [specifikace pole] </text:span><text:span text:style-name="T75">=</text:span><text:span text:style-name="T74"> [jiné pole]</text:span><text:span text:style-name="T76">. Specifikace pole znamená kolik prvků bude pole mít, případně jestli to bude pole polí – </text:span><text:span text:style-name="T78">arr int pole[2][3][4]</text:span><text:span text:style-name="T76"> vytvoří pole o dvou polích, každé se třemi poli o čtyřech prvcích.</text:span></text:p>
      <text:h text:style-name="Heading_20_3" text:outline-level="3">Typy</text:h>
      <text:p text:style-name="P72">Podporované typy proměnných jsou:</text:p>
      <text:list text:style-name="L2">
        <text:list-item>
          <text:p text:style-name="P73">int</text:p>
        </text:list-item>
        <text:list-item>
          <text:p text:style-name="P73">byte</text:p>
        </text:list-item>
        <text:list-item>
          <text:p text:style-name="P74"><text:span text:style-name="T37">arr</text:span> (speciální případ)</text:p>
        </text:list-item>
        <text:list-item>
          <text:p text:style-name="P75">str</text:p>
        </text:list-item>
      </text:list>
      <text:p text:style-name="P76"><text:span text:style-name="T79">Funkce nemůže vracet typ </text:span><text:span text:style-name="T80">str</text:span>, ale <text:span text:style-name="T79">zato</text:span> je možné uvést typ <text:span text:style-name="T37">void</text:span><text:span text:style-name="T44">, čímž se naznačí, že funkce nic vracet nebude.</text:span></text:p>
      <text:h text:style-name="Heading_20_3" text:outline-level="3"><text:bookmark-start text:name="__RefHeading___Toc1477_570254288"/>Operátory<text:bookmark-end text:name="__RefHeading___Toc1477_570254288"/></text:h>
      <text:p text:style-name="P77">Možné operátory jsou:</text:p>
      <text:list text:style-name="L3">
        <text:list-item>
          <text:p text:style-name="P78"><text:span text:style-name="T81">číselné – plus </text:span><text:span text:style-name="T82">+</text:span><text:span text:style-name="T81">, </text:span><text:span text:style-name="T83">binární </text:span><text:span text:style-name="T81">minus </text:span><text:span text:style-name="T82">-</text:span><text:span text:style-name="T81">, krát </text:span><text:span text:style-name="T82">*</text:span><text:span text:style-name="T81">, děleno </text:span><text:span text:style-name="T82">/</text:span></text:p>
          <text:p text:style-name="P79"><text:soft-page-break/><text:span text:style-name="T84">Číselné operátory je </text:span><text:span text:style-name="T85">možné použít ve výrazech – na </text:span><text:span text:style-name="T86">číslech a </text:span><text:span text:style-name="T85">proměnných </text:span><text:span text:style-name="T86">kromě polí a stringů. </text:span><text:span text:style-name="T87">Unární mínus pro proměnné není implementované</text:span></text:p>
        </text:list-item>
        <text:list-item>
          <text:p text:style-name="P78"><text:span text:style-name="T81">komparativní – menší než </text:span><text:span text:style-name="T82">&lt;</text:span><text:span text:style-name="T81">, větší než </text:span><text:span text:style-name="T82">&gt;</text:span><text:span text:style-name="T81">, menší nebo rovno </text:span><text:span text:style-name="T82">&lt;=</text:span><text:span text:style-name="T81">, větší nebo rovno </text:span><text:span text:style-name="T82">&gt;=</text:span><text:span text:style-name="T81">, rovná se </text:span><text:span text:style-name="T88">==</text:span><text:span text:style-name="T81">, nerovná se </text:span><text:span text:style-name="T82">!=</text:span></text:p>
          <text:p text:style-name="P79"><text:span text:style-name="T84">Kom</text:span><text:span text:style-name="T86">parati</text:span><text:span text:style-name="T89">v</text:span><text:span text:style-name="T86">ní operátory je možné použít pouze v podmínce </text:span><text:span text:style-name="T90">if</text:span><text:span text:style-name="T86"> na číslech a proměnných kromě polí a stringů (bohužel nerekurzivně – na jednu podmínku může být použit vždy maximálně jeden operátor).</text:span></text:p>
        </text:list-item>
      </text:list>
      <text:h text:style-name="P80" text:outline-level="3"><text:bookmark-start text:name="__RefHeading___Toc1479_570254288"/>Řídící struktury<text:bookmark-end text:name="__RefHeading___Toc1479_570254288"/></text:h>
      <text:p text:style-name="P81">Řídící struktury jazyk nabízí dvě:</text:p>
      <text:list text:style-name="L4">
        <text:list-item>
          <text:p text:style-name="P82"><text:span text:style-name="T91">If struktury vypadají následovně: </text:span><text:span text:style-name="T92">if</text:span><text:span text:style-name="T93"> (</text:span><text:span text:style-name="T94">[</text:span><text:span text:style-name="T95">podmínka</text:span><text:span text:style-name="T94">]</text:span><text:span text:style-name="T96">)</text:span><text:span text:style-name="T97">{</text:span><text:span text:style-name="T94">[</text:span><text:span text:style-name="T95">kód</text:span><text:span text:style-name="T94">]</text:span><text:span text:style-name="T97">}</text:span><text:span text:style-name="T91">. </text:span><text:span text:style-name="T98">Podmínka zname</text:span><text:span text:style-name="T99">ná porovnání jednoho výrazu s druhým.</text:span></text:p>
        </text:list-item>
        <text:list-item>
          <text:p text:style-name="P83">Loop: <text:span text:style-name="T100">loop (</text:span><text:span text:style-name="T101">[</text:span><text:span text:style-name="T102">proměnná přes kterou se iteruje</text:span><text:span text:style-name="T101">]</text:span><text:span text:style-name="T103">;</text:span><text:span text:style-name="T102"> </text:span><text:span text:style-name="T101">[</text:span><text:span text:style-name="T102">začáteční hodnota iterování</text:span><text:span text:style-name="T101">]</text:span><text:span text:style-name="T104">→</text:span><text:span text:style-name="T101">[</text:span><text:span text:style-name="T102">konečná hodnota do které se bude iterovat (včetně)</text:span><text:span text:style-name="T101">]</text:span><text:span text:style-name="T103">;</text:span><text:span text:style-name="T102"> </text:span><text:span text:style-name="T101">[</text:span><text:span text:style-name="T102">vynechatelný krok o který se proměnná bude zvyšovat, výchozí hodnota je 1</text:span><text:span text:style-name="T101">]</text:span><text:span text:style-name="T103">)</text:span><text:span text:style-name="T104">{</text:span><text:span text:style-name="T101">[</text:span><text:span text:style-name="T102">kód</text:span><text:span text:style-name="T101">]</text:span><text:span text:style-name="T104">}</text:span>.</text:p>
        </text:list-item>
      </text:list>
      <text:h text:style-name="Heading_20_3" text:outline-level="3"><text:bookmark-start text:name="__RefHeading___Toc1481_570254288"/>Funkce<text:bookmark-end text:name="__RefHeading___Toc1481_570254288"/></text:h>
      <text:p text:style-name="P81">Funkce jsou definovány takto: <text:span text:style-name="T105">func </text:span><text:span text:style-name="T106">[datový typ návratové hodnoty] [jméno funkce]</text:span><text:span text:style-name="T107">(</text:span><text:span text:style-name="T106">[argumenty]</text:span><text:span text:style-name="T107">)</text:span><text:span text:style-name="T108">{</text:span><text:span text:style-name="T106">[kód]</text:span><text:span text:style-name="T108">}</text:span>. <text:span text:style-name="T99">Argumenty jsou definovány typem a názvem proměnné.</text:span></text:p>
      <text:h text:style-name="Heading_20_1" text:outline-level="1"><text:bookmark-start text:name="__RefHeading___Toc733_1611209431"/>Využité nástroje<text:bookmark-end text:name="__RefHeading___Toc733_1611209431"/></text:h>
      <text:h text:style-name="Heading_20_2" text:outline-level="2"><text:bookmark-start text:name="__RefHeading___Toc735_1611209431"/>FLEX<text:bookmark-end text:name="__RefHeading___Toc735_1611209431"/></text:h>
      <text:p text:style-name="P84"><text:span text:style-name="T109">FLEX</text:span><text:span text:style-name="T109"><text:note text:id="ftn1" text:note-class="footnote"><text:note-citation>1</text:note-citation><text:note-body><text:p text:style-name="Footnote"><text:s/><text:a xlink:type="simple" xlink:href="https://github.com/westes/flex/tree/master" text:style-name="Internet_20_link" text:visited-style-name="Visited_20_Internet_20_Link">https://github.com/westes/flex/tree/master</text:a></text:p></text:note-body></text:note></text:span><text:span text:style-name="T109"> je open-source nástroj, který generuje lexikální analyzátor. Umožňuje zefektivnit a výrazně zkrátit vytváření analyzátoru. </text:span><text:span text:style-name="T110">Struktura FLEX programu je následující: začíná definicemi, následuje uživatelský kód v c, nebo c++ (v mém případě c) uzavřený v závorkách s procenty </text:span><text:span text:style-name="T111">% { } %</text:span><text:span text:style-name="T110">. Pak </text:span><text:span text:style-name="T112">jsou v souboru deklarace stavů jiných než INITIAL, dále dvojitá procenta </text:span><text:span text:style-name="T113">%%</text:span><text:span text:style-name="T84">,</text:span><text:span text:style-name="T112"> po kterých přijdou na řadu samotná pravidla pro lexování. Pokud bychom chtěli používat pouze lexikální analýzu bez syntaktické, dal by se ještě na konec souboru připojit driver kód. Nástroj se volá z příkazové řádky následovně: </text:span><text:span text:style-name="T114">flex </text:span><text:span text:style-name="T115">[možnosti] [název souboru]</text:span><text:span text:style-name="T116">.</text:span><text:span text:style-name="T117">l</text:span></text:p>
      <text:h text:style-name="Heading_20_2" text:outline-level="2"><text:bookmark-start text:name="__RefHeading___Toc737_1611209431"/>BISON<text:bookmark-end text:name="__RefHeading___Toc737_1611209431"/></text:h>
      <text:p text:style-name="P85">BISON <text:note text:id="ftn2" text:note-class="footnote"><text:note-citation>2</text:note-citation><text:note-body><text:p text:style-name="Footnote"><text:s/><text:a xlink:type="simple" xlink:href="https://www.gnu.org/software/bison/" text:style-name="Internet_20_link" text:visited-style-name="Visited_20_Internet_20_Link">https://www.gnu.org/software/bison/</text:a></text:p></text:note-body></text:note><text:s/>je obdobně praktickým a výrazně práci ulehčujícím nástrojem. Generuje syntaktický generátor na základě gramatických pravidel. Struktura je velice podobná jako u FLEX souboru. Tedy začíná uživatelským kódem <text:span text:style-name="T118">statických deklarací</text:span> v závorkách s procenty <text:span text:style-name="T119">{% %}</text:span>, následují definice datových typů tokenů, pak definice tokenů samotných, neterminálů, předností jednotlivých symbolů i startovacího symbolu. <text:span text:style-name="T118">Dále se v souboru vyskytují gramatická pravidla uzavřená v dvojitých procentech </text:span><text:span text:style-name="T120">%% </text:span><text:span text:style-name="T121">[kód]</text:span><text:span text:style-name="T120"> %%</text:span><text:span text:style-name="T118">. Na konci souboru jsou definice na začátku deklarovaných funkcí společně s hlavní main funkcí, která celý analyzátor spouští. BISON se volá také z příkazové řádky: </text:span><text:span text:style-name="T122">bison </text:span><text:span text:style-name="T123">[možnosti] </text:span><text:span text:style-name="T124">[název souboru]</text:span><text:span text:style-name="T125">.y</text:span></text:p>
      <text:h text:style-name="P86" text:outline-level="2"><text:bookmark-start text:name="__RefHeading___Toc739_1611209431"/>LLVM<text:bookmark-end text:name="__RefHeading___Toc739_1611209431"/></text:h>
      <text:p text:style-name="P87">LLVM<text:note text:id="ftn3" text:note-class="footnote"><text:note-citation>3</text:note-citation><text:note-body><text:p text:style-name="Footnote"><text:s/><text:a xlink:type="simple" xlink:href="https://llvm.org/docs/index.html" text:style-name="Internet_20_link" text:visited-style-name="Visited_20_Internet_20_Link">https://llvm.org/docs/index.html</text:a></text:p></text:note-body></text:note> <text:span text:style-name="T53">se</text:span> <text:span text:style-name="T53">zaměřuje</text:span> na meziplatformovou reprezentaci kódu – LLVM IR. Tento „srozumitelnější assembly kód“ <text:span text:style-name="T126">postupně </text:span><text:span text:style-name="T51">vy</text:span>lepšuje v několika po sobě jdoucích průchodech.<text:span text:style-name="T127"> </text:span><text:span text:style-name="T128">Clang jakožto součást LLVM projektu </text:span><text:span text:style-name="T126">obsahuje tento optimalizátor, ale i kompilátor ze samotného LLVM IR do strojového kódu. Clang</text:span><text:span text:style-name="T129"> </text:span><text:span text:style-name="T130">za mě tedy spustí LLVM optimalizátor </text:span><text:span text:style-name="T131">na LLVM IR vygenerované mým kompilátorem</text:span><text:span text:style-name="T130"> a zároveň z optimalizované verze IR vytvoří spustitelný soubor.</text:span></text:p>
      <text:h text:style-name="P88" text:outline-level="1"><text:bookmark-start text:name="__RefHeading___Toc1483_570254288"/>Gramatika <text:span text:style-name="T41">jazyka Rogalo</text:span><text:bookmark-end text:name="__RefHeading___Toc1483_570254288"/></text:h>
      <text:p text:style-name="P89">Bud<text:span text:style-name="T132">u</text:span> j<text:span text:style-name="T132">i</text:span> vysvětlovat způsobem shora dolů, i když jsem si vědom, že BISON využívá LR princip, a tedy analýzu zespoda nahoru. Celý soubor je uzavřen v neterminálu <text:span text:style-name="T37">st</text:span><text:span text:style-name="T44">, jenž se skládá z neterminálů začátku souboru a programu. </text:span><text:span text:style-name="T133">Program se rekurzivně skládá z neterminálů </text:span><text:span text:style-name="T134">statement</text:span><text:span text:style-name="T133">. Tedy může jich tam být </text:span><text:span text:style-name="T135">1 </text:span><text:span text:style-name="T136">až</text:span><text:span text:style-name="T133"> </text:span><text:span text:style-name="T134">n </text:span><text:span text:style-name="T133">za sebou. </text:span><text:span text:style-name="T134">Statement</text:span><text:span text:style-name="T133"> </text:span><text:span text:style-name="T136">je expandován</text:span><text:span text:style-name="T133"> </text:span><text:span text:style-name="T133">buďto </text:span><text:span text:style-name="T136">jako </text:span><text:span text:style-name="T133">deklarace, řídící struktura, změna proměnné, nebo komentář. </text:span><text:span text:style-name="T137">Pod deklarace spadá vytvoření no</text:span><text:span text:style-name="T136">v</text:span><text:span text:style-name="T137">é proměnné, funkce, textového řetězce i pole. Mezi řídící struktury patří </text:span><text:span text:style-name="T138">loop</text:span><text:span text:style-name="T137"> a </text:span><text:span text:style-name="T138">if. </text:span><text:span text:style-name="T137">Dále ukážu, jak jsem konkrétní struktury přeložil z jazyka Rogalo do LLVM IR.</text:span></text:p>
      <text:h text:style-name="Heading_20_1" text:outline-level="1"><text:bookmark-start text:name="__RefHeading___Toc1085_1716699866"/>G<text:span text:style-name="T132">enerování kódu</text:span><text:bookmark-end text:name="__RefHeading___Toc1085_1716699866"/></text:h>
      <text:h text:style-name="Heading_20_2" text:outline-level="2"><text:bookmark-start text:name="__RefHeading___Toc1087_1716699866"/>Deklarace<text:bookmark-end text:name="__RefHeading___Toc1087_1716699866"/></text:h>
      <text:h text:style-name="Heading_20_3" text:outline-level="3"><text:bookmark-start text:name="__RefHeading___Toc648_1243889013"/><text:span text:style-name="T139">Jednoduché p</text:span>roměnné<text:bookmark-end text:name="__RefHeading___Toc648_1243889013"/></text:h>
      <text:p text:style-name="P90">Proměnné v mém kódu jsou reprezentovány jako pointer. To je proto, aby se mohla jejich hodnota měnit a nemusela se pokaždé vytvářet nová proměnná, jelikož LLVM IR je SSA <text:span text:style-name="T99">(Static Single Asignment)</text:span>. To znamená, že každé proměnné může být přiřazena hodnota právě jednou. Při deklaraci proměnné tedy vytvořím pointer s přísluš<text:span text:style-name="T140">ným typem </text:span><text:span text:style-name="T141">a k jeho názvu připojím nulu, aby bylo jasné, že to je pointer</text:span>, a poté na místo, na které ukazuje, uložím hodnotu, <text:span text:style-name="T142">jež</text:span> je proměnné přiřazována.</text:p>
      <text:h text:style-name="Heading_20_3" text:outline-level="3"><text:bookmark-start text:name="__RefHeading___Toc650_1243889013"/>Funkce<text:bookmark-end text:name="__RefHeading___Toc650_1243889013"/></text:h>
      <text:p text:style-name="P91">Definice funkcí by měly být na nejvyšší úrovní LLVM IR programu, tedy mimo funkci <text:span text:style-name="T37">main</text:span><text:span text:style-name="T44">. Proto mám otevřené dva soubory – </text:span><text:span text:style-name="T37">out.ll </text:span><text:span text:style-name="T44">a </text:span><text:span text:style-name="T37">temp_out.ll</text:span><text:span text:style-name="T44">. To mi umožňuje psát definice funkcí do </text:span><text:span text:style-name="T37">out.ll</text:span><text:span text:style-name="T44"> a zbytek do </text:span><text:span text:style-name="T37">temp_out.ll</text:span><text:span text:style-name="T44"> a posléze připojit </text:span><text:span text:style-name="T37">temp_out.ll </text:span><text:span text:style-name="T44">k </text:span><text:span text:style-name="T37">out.ll</text:span><text:span text:style-name="T44">, a tak dosáhnout definice funkcí na začátku souboru. </text:span><text:span text:style-name="T143">Reprezentace funkce v Rogalu je takováto: </text:span><text:span text:style-name="T144">func </text:span><text:span text:style-name="T145">[datový typ návratové hodnoty] [jméno funkce]</text:span><text:span text:style-name="T144">(</text:span><text:span text:style-name="T145">[argumenty]</text:span><text:span text:style-name="T144">)</text:span><text:span text:style-name="T146">{</text:span><text:span text:style-name="T145">[kód]</text:span><text:span text:style-name="T146">}</text:span><text:span text:style-name="T147">. Datový typ je stejný jako u proměnné, s tím rozdílem, že funkce může vracet i pole, které je popsané níže </text:span><text:span text:style-name="T143">a také je s</text:span><text:span text:style-name="T131">c</text:span><text:span text:style-name="T143">hopná nevracet nic – datový typ </text:span><text:span text:style-name="T148">void</text:span><text:span text:style-name="T147">. Argumenty fu</text:span><text:span text:style-name="T131">n</text:span><text:span text:style-name="T147">kce jsou předávány normální </text:span><text:span text:style-name="T143">SSA </text:span><text:span text:style-name="T147">proměnnou, a tak je potřeba je na začátku funkce převést na pointer, abych s nimi mohl dál pracovat. Tělo funkce vypadá stejně jako normální kód, ale kromě tokenu </text:span><text:span text:style-name="T149">statement </text:span><text:span text:style-name="T147">akceptuje ještě </text:span><text:span text:style-name="T149">return</text:span><text:span text:style-name="T147">.</text:span></text:p>
      <text:h text:style-name="Heading_20_3" text:outline-level="3"><text:bookmark-start text:name="__RefHeading___Toc1089_1716699866"/>String<text:span text:style-name="T142">y</text:span><text:bookmark-end text:name="__RefHeading___Toc1089_1716699866"/></text:h>
      <text:p text:style-name="P92">Textové řetězce mám definované jako globální konstanty na začátku souboru. Je tedy obdobně jako u definicí fu<text:span text:style-name="T53">n</text:span>kcí potřeba ošetřit, aby byly před fu<text:span text:style-name="T53">n</text:span>kcí <text:span text:style-name="T37">main</text:span><text:span text:style-name="T44">. Zde ovšem nastává konflikt, pokud jsem v definici funkce a vytvářím string, mohlo by se stát, že bych konstantu vytvořil uprostřed funkce, a tím pádem ji vytvářel při každém volání funkce. </text:span><text:span text:style-name="T150">Proto </text:span><text:span text:style-name="T151">jsem vytvořil dočasný</text:span><text:span text:style-name="T150"> </text:span><text:span text:style-name="T151">string, do kterého se deklarace stringů ukládají v případě, že je kód v deklaraci funkce. Když pak program dojde na konec funkce, daný string vytiskne za funkci, čímž se zajistí, že se stringy nebudou tvořit vícekrát. Samotný datový typ je statické pole znaků. V kódu tedy deklarace stringů vypadá takto: „</text:span><text:span text:style-name="T152">@</text:span><text:span text:style-name="T153">[</text:span><text:span text:style-name="T154">název stringu</text:span><text:span text:style-name="T153">]</text:span><text:span text:style-name="T155"> </text:span><text:span text:style-name="T156">=</text:span><text:span text:style-name="T155"> private constant [</text:span><text:span text:style-name="T154">[délka stringu]</text:span><text:span text:style-name="T155"> x i8] c</text:span><text:span text:style-name="T157">“</text:span><text:span text:style-name="T154">[string samotný]</text:span><text:span text:style-name="T157">“</text:span><text:span text:style-name="T151">.</text:span></text:p>
      <text:h text:style-name="Heading_20_3" text:outline-level="3"><text:bookmark-start text:name="__RefHeading___Toc652_1243889013"/><text:soft-page-break/>Pole<text:bookmark-end text:name="__RefHeading___Toc652_1243889013"/></text:h>
      <text:p text:style-name="P93">U deklarace polí jsem se je rozhodl pouze inicializovat. Tedy nepřiřazuji každému prvku nějakou hodnotu, <text:span text:style-name="T158">to je povoleno jenom jednotlivě, pro každý prvek pole zvlášť</text:span>.<text:span text:style-name="T158"> Jako u proměnné se vytvoří pointer s daným typem a názvem s připojenou nulou na konci. </text:span><text:span text:style-name="T132">Proto je</text:span> deklarace, která kopíruje cel<text:span text:style-name="T158">é jiné pole povolená, </text:span><text:span text:style-name="T132">stačí pouze načíst hodnotu pointeru a uložit jí do jiného</text:span><text:span text:style-name="T158">. </text:span><text:span text:style-name="T132">Ještě musí p</text:span><text:span text:style-name="T159">roběhn</text:span><text:span text:style-name="T135">out</text:span><text:span text:style-name="T159"> kontrola, zda se jeho typ shoduje s typem zadaným. </text:span><text:span text:style-name="T135">A právě t</text:span><text:span text:style-name="T158">yp pole je v tomto případě trochu komplikovanější. </text:span><text:span text:style-name="T91">S</text:span><text:span text:style-name="T160">pecifikace pole vypadá takto: </text:span><text:span text:style-name="T161">[</text:span><text:span text:style-name="T162">výraz</text:span><text:span text:style-name="T161">][</text:span><text:span text:style-name="T162">výraz</text:span><text:span text:style-name="T161">][</text:span><text:span text:style-name="T162">výraz</text:span><text:span text:style-name="T163">]...</text:span><text:span text:style-name="T160"> Výraz nejvíce napravo je nejvnitřnější, tedy deklarace </text:span><text:span text:style-name="T164">arr int pole[2][4][3]</text:span><text:span text:style-name="T160"> vytvoří pole s dvěma prvky – poli o čtyřech prvcích, které jsou také pole a mají v sobě tři prvky typu int. Tuto specifikaci ukládám v zásobníku, z kterého pak tvořím typ v LLVM IR </text:span><text:span text:style-name="T165">vypadající </text:span><text:span text:style-name="T160">takto: </text:span><text:span text:style-name="T164">[2 x [4 x [3 x i32]]]</text:span><text:span text:style-name="T160">. Přistupuji k tomu takovým způsobem, že vytvořím první závorku se základním typem seznamu </text:span><text:span text:style-name="T164">[3 x i32]</text:span><text:span text:style-name="T160"> a potom k ní zvenku přidávám vrchní položky ze zásobníku. </text:span><text:span text:style-name="T135">Používám zásobník, jelikož k hodnotám přistupuji „odzadu“.</text:span></text:p>
      <text:h text:style-name="Heading_20_2" text:outline-level="2"><text:bookmark-start text:name="__RefHeading___Toc654_1243889013"/>Řídící struktury<text:bookmark-end text:name="__RefHeading___Toc654_1243889013"/></text:h>
      <text:h text:style-name="Heading_20_3" text:outline-level="3"><text:bookmark-start text:name="__RefHeading___Toc656_1243889013"/>Loop<text:bookmark-end text:name="__RefHeading___Toc656_1243889013"/></text:h>
      <text:p text:style-name="P94">Řídící struktura loop je <text:span text:style-name="T166">jedna z</text:span> <text:span text:style-name="T166">nej</text:span>komplikovan<text:span text:style-name="T166">ějších částí projektu, znát je to na množství kódu, který při jejím tvoření generuji. Začínám přípravným blokem kódu. Ten vytvoří proměnou, přes kterou bude </text:span><text:span text:style-name="T167">loop </text:span><text:span text:style-name="T168">iterovat, a uloží do ní startovní hodnotu. Zároveň vytvoří proměnnou s maximální hodnotou, k </text:span><text:span text:style-name="T169">níž</text:span><text:span text:style-name="T168"> se bude iterovat. </text:span><text:span text:style-name="T170">Také</text:span><text:span text:style-name="T168"> se vytvoří proměnná, která ukazuje, zda je startovní hodnota vyšší, nebo nižší než cílová. Touto proměnnou se </text:span><text:span text:style-name="T167">loop</text:span><text:span text:style-name="T168"> děl</text:span><text:span text:style-name="T131">í</text:span><text:span text:style-name="T168"> na dvě části. V pr</text:span><text:span text:style-name="T131">v</text:span><text:span text:style-name="T168">ní vždy kontroluje, zda </text:span><text:span text:style-name="T171">je proměn</text:span><text:span text:style-name="T131">n</text:span><text:span text:style-name="T171">á menší než cílová hodnota a krok přičítá, zatímco v druhé větvi kontroluje, zda je proměnná větší a krok odečítá. </text:span><text:span text:style-name="T169">Kontrola</text:span><text:span text:style-name="T170"> probíhá před spuštěním kódu uvnitř </text:span><text:span text:style-name="T169">smyčky</text:span><text:span text:style-name="T170">, </text:span><text:span text:style-name="T169">p</text:span><text:span text:style-name="T170">řidávání či odčítání po něm. Zároveň s tím se skočí zpět na kontrolu, a pokud už byly podmínky splněny z</text:span><text:span text:style-name="T169">e, smyčky</text:span><text:span text:style-name="T172"> </text:span><text:span text:style-name="T170">se </text:span><text:span text:style-name="T169">vystoupí</text:span><text:span text:style-name="T170">. </text:span><text:span text:style-name="T173">Každý </text:span><text:span text:style-name="T174">loop </text:span><text:span text:style-name="T173">má své proměn</text:span><text:span text:style-name="T131">n</text:span><text:span text:style-name="T173">é a bloky kódu, kam skáče, pokud tedy nastane situace, že se volá </text:span><text:span text:style-name="T174">loop </text:span><text:span text:style-name="T173">ve struktuře </text:span><text:span text:style-name="T174">loop, </text:span><text:span text:style-name="T173">musí si původní </text:span><text:span text:style-name="T174">loop </text:span><text:span text:style-name="T173">nějakým způsobem zapamatovat, jak pojmenovávat své proměnné, aby nedošlo ke kolizi. Toho </text:span><text:span text:style-name="T169">lze </text:span><text:span text:style-name="T173">docíl</text:span><text:span text:style-name="T169">it</text:span><text:span text:style-name="T173"> pomocí zásobníku – když </text:span><text:span text:style-name="T174">loop </text:span><text:span text:style-name="T173">začíná, přidá </text:span><text:span text:style-name="T169">se</text:span><text:span text:style-name="T173"> do zásobníku číslo </text:span><text:span text:style-name="T169">aktuální</text:span><text:span text:style-name="T173"> struktury </text:span><text:span text:style-name="T174">loop</text:span><text:span text:style-name="T173">. </text:span><text:span text:style-name="T169">Pokud</text:span><text:span text:style-name="T173"> </text:span><text:span text:style-name="T169">parser </text:span><text:span text:style-name="T173">narazí na další </text:span><text:span text:style-name="T169">strukturu </text:span><text:span text:style-name="T174">loop</text:span><text:span text:style-name="T173">, opět </text:span><text:span text:style-name="T173">přidá</text:span><text:span text:style-name="T173"> </text:span><text:span text:style-name="T169">její</text:span><text:span text:style-name="T173"> číslo do zásobníku </text:span><text:span text:style-name="T169">a</text:span><text:span text:style-name="T173"> vygeneruj</text:span><text:span text:style-name="T169">e</text:span><text:span text:style-name="T173"> </text:span><text:span text:style-name="T169">potřebný kód</text:span><text:span text:style-name="T173">. </text:span><text:span text:style-name="T169">Na konci struktury č</text:span><text:span text:style-name="T173">íslo ze zásobníku odstraní, </text:span><text:span text:style-name="T169">načež</text:span><text:span text:style-name="T173"> může generov</text:span><text:span text:style-name="T169">at</text:span><text:span text:style-name="T173"> zbytek kódu z původní struktury </text:span><text:span text:style-name="T174">loop</text:span><text:span text:style-name="T173">, jelikož její číslo je stále uložené v zásobníku.</text:span></text:p>
      <text:h text:style-name="Heading_20_3" text:outline-level="3"><text:bookmark-start text:name="__RefHeading___Toc658_1243889013"/><text:soft-page-break/>If<text:bookmark-end text:name="__RefHeading___Toc658_1243889013"/></text:h>
      <text:p text:style-name="P95">U řídící struktury <text:span text:style-name="T37">if </text:span><text:span text:style-name="T44">se jednoduše vytvoří proměnná, která rozhoduje, zda se má </text:span><text:span text:style-name="T169">přesunout</text:span><text:span text:style-name="T44"> do bloku s kódem </text:span><text:span text:style-name="T37">if </text:span><text:span text:style-name="T44">struktu</text:span><text:span text:style-name="T169">ry</text:span><text:span text:style-name="T44">, nebo se má pokračovat dál. Pro tento účel se v LLVM IR využívá příkaz </text:span><text:span text:style-name="T37">icmp: </text:span><text:span text:style-name="T175">%condition</text:span><text:span text:style-name="T176"> </text:span><text:span text:style-name="T177">=</text:span><text:span text:style-name="T176"> icmp </text:span><text:span text:style-name="T178">[operace] [typ] [první proměnná]</text:span><text:span text:style-name="T176">, </text:span><text:span text:style-name="T178">[druhá proměnná]</text:span><text:span text:style-name="T37">.</text:span><text:span text:style-name="T44">Ve výsledku to pak může vypadat zhruba takto: </text:span><text:span text:style-name="T175">%condition_if1</text:span><text:span text:style-name="T176"> </text:span><text:span text:style-name="T177">=</text:span><text:span text:style-name="T176"> icmp sgt i32 </text:span><text:span text:style-name="T175">%t10</text:span><text:span text:style-name="T176">, </text:span><text:span text:style-name="T179">12</text:span><text:span text:style-name="T37">. </text:span><text:span text:style-name="T44">Ptáme se, jestli je proměnná </text:span><text:span text:style-name="T37">t10</text:span><text:span text:style-name="T44"> (může být i negativní, proto </text:span><text:span text:style-name="T37">sgt</text:span><text:span text:style-name="T44">) větší než 12, pokud ano bude hodnota </text:span><text:span text:style-name="T37">%condition_if1 </text:span><text:span text:style-name="T44">nastavena na 1, jinak na 0. Proměn</text:span><text:span text:style-name="T131">n</text:span><text:span text:style-name="T44">á se pak využije pro určení, zda pokračovat dál, nebo se vnořit do </text:span><text:span text:style-name="T37">if</text:span><text:span text:style-name="T44">: </text:span><text:span text:style-name="T180">br i1 </text:span><text:span text:style-name="T181">[</text:span><text:span text:style-name="T182">proměnná</text:span><text:span text:style-name="T181">]</text:span><text:span text:style-name="T180">, label </text:span><text:span text:style-name="T181">[</text:span><text:span text:style-name="T163">název štítku, nakterý se má skočit, </text:span><text:span text:style-name="T182">když je proměnná 1</text:span><text:span text:style-name="T181">]</text:span><text:span text:style-name="T180">, label </text:span><text:span text:style-name="T181">[</text:span><text:span text:style-name="T182">když je proměnná 0</text:span><text:span text:style-name="T181">]</text:span><text:span text:style-name="T44">.</text:span></text:p>
      <text:h text:style-name="Heading_20_2" text:outline-level="2"><text:bookmark-start text:name="__RefHeading___Toc660_1243889013"/>Změna proměnné<text:bookmark-end text:name="__RefHeading___Toc660_1243889013"/></text:h>
      <text:h text:style-name="P96" text:outline-level="3"><text:bookmark-start text:name="__RefHeading___Toc1113_282055569"/>Jednoduché proměnné<text:bookmark-end text:name="__RefHeading___Toc1113_282055569"/></text:h>
      <text:p text:style-name="P97">Změna jednodu<text:span text:style-name="T53">c</text:span>hé proměnné spočívá v tom, že si vyhledám její typ v tabulce, do které si je ukládám a potom uložím přiřazovanou hodnotu do pointru proměnné: <text:span text:style-name="T108">store </text:span><text:span text:style-name="T106">[typ] [přiřazovaná hodnota]</text:span><text:span text:style-name="T107">, ptr </text:span><text:span text:style-name="T106">[název proměnné]</text:span><text:span text:style-name="T183">0</text:span>.</text:p>
      <text:h text:style-name="Heading_20_3" text:outline-level="3"><text:bookmark-start text:name="__RefHeading___Toc1115_282055569"/>Pole<text:bookmark-end text:name="__RefHeading___Toc1115_282055569"/></text:h>
      <text:p text:style-name="P98">Statické pole je reprezentováno pouze místem v paměti na určitý počet prvků daného typu. Pokud chci změnit prvek <text:span text:style-name="T37">[10][2]</text:span><text:span text:style-name="T44"> nějakého pole, na které mám uložený pointer na jeho začátek, nejde o nic jiného, než vypočítat, kde se tento prvek nachází. K tomu slouží instrukce </text:span><text:span text:style-name="T37">getelementptr</text:span><text:span text:style-name="T44">: </text:span><text:span text:style-name="T106">[proměnná, </text:span><text:span text:style-name="T184">do</text:span><text:span text:style-name="T106"> které chci výsledek uložit]</text:span><text:span text:style-name="T108"> </text:span><text:span text:style-name="T185">=</text:span><text:span text:style-name="T108"> getelementptr </text:span><text:span text:style-name="T106">[typ prvků]</text:span><text:span text:style-name="T108">, ptr </text:span><text:span text:style-name="T106">[název pointru na pole]</text:span><text:span text:style-name="T108">, i32 </text:span><text:span text:style-name="T183">0</text:span><text:span text:style-name="T108">, i32 </text:span><text:span text:style-name="T106">[první index]</text:span><text:span text:style-name="T108">, i32 </text:span><text:span text:style-name="T106">[druhý index]</text:span><text:span text:style-name="T108">, </text:span><text:span text:style-name="T186">…</text:span><text:span text:style-name="T44"> Na začátku výčtu indexů je 0, </text:span><text:span text:style-name="T187">proto</text:span><text:span text:style-name="T44">že</text:span><text:span text:style-name="T187"> </text:span><text:span text:style-name="T44">pole </text:span><text:span text:style-name="T187">je </text:span><text:span text:style-name="T44">v LLVM IR implementované </text:span><text:span text:style-name="T187">jako pointer</text:span><text:span text:style-name="T44">, </text:span><text:span text:style-name="T187">který</text:span><text:span text:style-name="T44"> musí být také indexován. Poté stačí uložit přiřazovanou hodnotu této vypočítané adrese: </text:span><text:span text:style-name="T108">store </text:span><text:span text:style-name="T106">[typ] [ukládaná proměná]</text:span><text:span text:style-name="T108">, ptr </text:span><text:span text:style-name="T185">%</text:span><text:span text:style-name="T108">idx</text:span><text:span text:style-name="T44">.</text:span></text:p>
      <text:h text:style-name="Heading_20_1" text:outline-level="1"><text:bookmark-start text:name="__RefHeading___Toc1117_282055569"/>Datové struktury<text:bookmark-end text:name="__RefHeading___Toc1117_282055569"/></text:h>
      <text:h text:style-name="Heading_20_2" text:outline-level="2"><text:bookmark-start text:name="__RefHeading___Toc1119_282055569"/>Tabulka symbolů<text:bookmark-end text:name="__RefHeading___Toc1119_282055569"/></text:h>
      <text:p text:style-name="P99">Tabulka slouží<text:span text:style-name="T188"> k</text:span> orientaci v programu – ukládá mimo jiné klíčová slova <text:span text:style-name="T189">(</text:span><text:span text:style-name="T190">if, loop, call</text:span><text:span text:style-name="T189">)</text:span>, <text:span text:style-name="T188">podle kterých</text:span> se dá jednoduše poznat <text:span text:style-name="T188">způsob</text:span>, jak<text:span text:style-name="T188">ým</text:span> <text:span text:style-name="T188">parser</text:span> čte <text:span text:style-name="T188">soubor</text:span>. <text:span text:style-name="T188">Další využití tkví v</text:span> ukládání typů proměnných i polí a návratových typů funkcí. Také je u každého záznamu poznamenáno, na <text:span text:style-name="T188">jakém</text:span> řádku je definován, což také usnadňuje orientaci. <text:span text:style-name="T191">Tabulka je staticky alokována, předpokládám, že nebude mít více než 1024 záznamů.</text:span></text:p>
      <text:h text:style-name="Heading_20_2" text:outline-level="2"><text:bookmark-start text:name="__RefHeading___Toc1121_282055569"/>Tabulka funkcí<text:bookmark-end text:name="__RefHeading___Toc1121_282055569"/></text:h>
      <text:p text:style-name="P100"><text:span text:style-name="T192">Tabulku funkcí používám výhradně k uložení typů argumentů, ale v rámci toho, že ji na konci </text:span><text:span text:style-name="T193">tisknu do standardního výstupu</text:span><text:span text:style-name="T192">, </text:span><text:span text:style-name="T188">rozhodl</text:span><text:span text:style-name="T192"> jsem se zdvojit informaci o návratovém typu a řádku definice. Takhle jsou všechny funkce přehledně na jednom místě. </text:span><text:span text:style-name="T194">Stejně jako tabulka </text:span>symbolů je i tabulka funkcí alokována <text:span text:style-name="T188">staticky, avšak pouze </text:span>pro <text:span text:style-name="T188">64</text:span> záznamů, <text:span text:style-name="T188">jelikož funkcí je výrazně míň než všech symbolů.</text:span></text:p>
      <text:h text:style-name="Heading_20_2" text:outline-level="2"><text:bookmark-start text:name="__RefHeading___Toc1123_282055569"/>Spojový list<text:bookmark-end text:name="__RefHeading___Toc1123_282055569"/></text:h>
      <text:p text:style-name="P101">Pro uložení argumentů funkce používám spojový list. Jeden prvek listu je reprezentován stringem s názvem proměnné argumentu, stringem s jeho typem a ukazatelem na další prvek.</text:p>
      <text:h text:style-name="P102" text:outline-level="2"><text:bookmark-start text:name="__RefHeading___Toc1125_282055569"/>Zásobník<text:bookmark-end text:name="__RefHeading___Toc1125_282055569"/></text:h>
      <text:p text:style-name="P103">Pro uložení specifikace pole a čísla řídících struktur <text:span text:style-name="T37">loop </text:span>a <text:span text:style-name="T37">if </text:span><text:span text:style-name="T44">používám zásobník. Vlastní implementace je stejná jako spojový list, </text:span><text:span text:style-name="T187">s tím rozdílem, že</text:span><text:span text:style-name="T44"> vždy operuji pouze s posledním prvkem.</text:span></text:p>
      <text:h text:style-name="Heading_20_1" text:outline-level="1">Zpracování chyb</text:h>
      <text:p text:style-name="P104">Syntaktický analyzátor sám kontroluje, zda je kód validní v <text:span text:style-name="T195">rámci</text:span> gramatiky, to ovšem ještě neznamená, že je kód bezchybn<text:span text:style-name="T196">ý – </text:span><text:span text:style-name="T195">parser kontroluje text bezkontextově</text:span>, je ho ještě potřeba zkontrolovat sémanticky. Proto například probíhá kontrola s tabulkou symbolů, zda volaná funkce nebo proměnná zmiňovaná ve výrazu již existuje. <text:span text:style-name="T196">Co ale kontrolou projde a </text:span><text:span text:style-name="T195">bylo by potřeba opravit </text:span><text:span text:style-name="T196">jsou aritmetické operace na proměnné s typem </text:span><text:span text:style-name="T197">str.</text:span></text:p>
      <text:h text:style-name="Heading_20_1" text:outline-level="1"><text:bookmark-start text:name="__RefHeading___Toc662_1243889013"/>Spuštění<text:bookmark-end text:name="__RefHeading___Toc662_1243889013"/></text:h>
      <text:p text:style-name="P105">Pro spuštění kódu psaného v jazyku Rogalo <text:span text:style-name="T198">je nutné</text:span> mít nainstalované tool-chainy <text:span text:style-name="T37">bison</text:span><text:span text:style-name="T44">, </text:span><text:span text:style-name="T199">flex</text:span><text:span text:style-name="T200"> </text:span><text:span text:style-name="T201">a </text:span><text:span text:style-name="T202">clang. </text:span><text:span text:style-name="T203">V p</text:span><text:span text:style-name="T201">rvní</text:span><text:span text:style-name="T203">m</text:span><text:span text:style-name="T201"> krok</text:span><text:span text:style-name="T203">u</text:span><text:span text:style-name="T201"> vytvoř</text:span><text:span text:style-name="T203">íme </text:span><text:span text:style-name="T201">syntaktick</text:span><text:span text:style-name="T203">ý</text:span><text:span text:style-name="T201"> analyzátor. Ten se vytváří první, jelikož </text:span><text:span text:style-name="T202">flex</text:span><text:span text:style-name="T201"> využívá soubor </text:span><text:span text:style-name="T202">y.tab.h</text:span><text:span text:style-name="T201"> ve kterém jsou definované tokeny a generuje ho právě volání </text:span><text:span text:style-name="T202">bisonu </text:span><text:span text:style-name="T204">se svolenou možností </text:span><text:span text:style-name="T205">-d</text:span><text:span text:style-name="T201">. Příkaz může vypadat následovně:</text:span><text:span text:style-name="T202"> </text:span><text:span text:style-name="T206">bison -</text:span><text:span text:style-name="T207">d </text:span><text:span text:style-name="T206">parser.y</text:span><text:span text:style-name="T201"> </text:span><text:span text:style-name="T208">V souboru </text:span><text:span text:style-name="T209">parser.y </text:span><text:span text:style-name="T208">musí být ve funkci main uveden váš soubor jako input. </text:span><text:span text:style-name="T204">P</text:span><text:span text:style-name="T201">o</text:span><text:span text:style-name="T204">té</text:span><text:span text:style-name="T201"> </text:span><text:span text:style-name="T187">v</text:span><text:span text:style-name="T201">ytvoří</text:span><text:span text:style-name="T204">me</text:span><text:span text:style-name="T201"> lexikální analyzátor pomocí </text:span><text:span text:style-name="T204">nástroje </text:span><text:span text:style-name="T205">flex</text:span><text:span text:style-name="T204">: </text:span><text:span text:style-name="T207">flex grammar.l</text:span><text:span text:style-name="T204"> Následně zkompilujeme oba dva vygenerované analyzátory do jednoho souboru pomocí nástroje </text:span><text:span text:style-name="T205">clang</text:span><text:span text:style-name="T204">: </text:span><text:span text:style-name="T207">clang lex.yy.</text:span><text:span text:style-name="T210">c</text:span><text:span text:style-name="T207"> parser.tab.c</text:span><text:span text:style-name="T204"> a spustíme vytvořený kód.</text:span></text:p>
      <text:p text:style-name="P106"><text:span text:style-name="T208">Nyní se vygeneruje soubor v LLVM IR, nazvaný v mé verzi </text:span><text:span text:style-name="T209">out.ll</text:span><text:span text:style-name="T208">. Tento soubor tedy zoptimalizujeme a </text:span><text:span text:style-name="T131">z</text:span><text:span text:style-name="T208">kompilujeme do strojového kódu pomocí </text:span><text:span text:style-name="T209">clang </text:span><text:span text:style-name="T208">následovně: </text:span><text:span text:style-name="T211">clang out.ll</text:span><text:span text:style-name="T212">.</text:span><text:span text:style-name="T213">Tím vznikne fináln</text:span><text:span text:style-name="T131">í</text:span><text:span text:style-name="T213"> soubor</text:span><text:span text:style-name="T214">, </text:span><text:span text:style-name="T213">který už jednoduše spustíme.</text:span></text:p>
      <text:p text:style-name="P107">Celý tento proces je uložený v souboru <text:span text:style-name="T37">run.bat</text:span>. Tedy pro spuštění souboru upravíme cestu ke knihovně<text:span text:style-name="T37"> stdio.h </text:span><text:span text:style-name="T215">v souboru </text:span><text:span text:style-name="T216">run_out.bat</text:span>, pak spustíme skript <text:span text:style-name="T37">run.bat </text:span><text:span text:style-name="T215">a zadáme jméno souboru s kódem v Rogalu</text:span>, čímž se provedou výše zmíněné kroky a my uvidíme výstup programu.</text:p>
      <text:h text:style-name="Heading_20_1" text:outline-level="1"><text:bookmark-start text:name="__RefHeading___Toc664_1243889013"/>Závěr<text:bookmark-end text:name="__RefHeading___Toc664_1243889013"/></text:h>
      <text:p text:style-name="P68">V práci jsem popsal základní fungování principů spojených s překladem programovacího jazyka. Konkrétněji jsem rozvedl, jak se generuje kód při zpracování různých akcí v jazyce Rogalo a popsal datové struktury, které jsem k tomu použil. Nakonec jsem uvedl, jak si může čtenář svůj vlastní úryvek kódu Rogalo pomocí připojených souborů <text:span text:style-name="T37">grammar.l </text:span><text:span text:style-name="T44">a </text:span><text:span text:style-name="T37">parser.y</text:span><text:span text:style-name="T44"> sám přeložit a následně i zkompilovat. </text:span><text:span text:style-name="T217">Projekt splnil všechny interní cíle, dokonce se mi povedlo implementovat funkci </text:span><text:span text:style-name="T218">print, </text:span><text:span text:style-name="T217">tedy intera</text:span><text:span text:style-name="T219">kci</text:span><text:span text:style-name="T217"> s </text:span><text:span text:style-name="T218">stdout.</text:span></text:p>
      <text:h text:style-name="Heading_20_1" text:outline-level="1"><text:bookmark-start text:name="__RefHeading___Toc1485_570254288"/>Zdroje<text:bookmark-end text:name="__RefHeading___Toc1485_570254288"/></text:h>
      <text:list text:style-name="L5">
        <text:list-item>
          <text:p text:style-name="P108"><text:span text:style-name="T220">Get the number of digits in an int</text:span><text:span text:style-name="T221">. Online. In: Stackoverflow. 2012. Dostupné z: </text:span><text:a xlink:type="simple" xlink:href="https://stackoverflow.com/a/11151570" text:style-name="Internet_20_link" text:visited-style-name="Visited_20_Internet_20_Link"><text:span text:style-name="T222">https://stackoverflow.com/a/11151570</text:span></text:a><text:span text:style-name="T221">. [cit. 2025-03-16].</text:span></text:p>
        </text:list-item>
        <text:list-item>
          <text:p text:style-name="P108"><text:span text:style-name="T220">Inserting char string into another char string</text:span><text:span text:style-name="T221">. Online. In: Stackoverflow. 2010. Dostupné z: </text:span><text:a xlink:type="simple" xlink:href="https://stackoverflow.com/a/2016015" text:style-name="Internet_20_link" text:visited-style-name="Visited_20_Internet_20_Link"><text:span text:style-name="T222">https://stackoverflow.com/a/2016015</text:span></text:a><text:span text:style-name="T221">. [cit. 2025-03-16].</text:span></text:p>
        </text:list-item>
        <text:list-item>
          <text:p text:style-name="P109"><text:span text:style-name="T220">A Gentle Introduction to LLVM IR</text:span><text:span text:style-name="T221">. Online. In: Mcyoung.xyz. 2023. Dostupné z: </text:span><text:a xlink:type="simple" xlink:href="https://mcyoung.xyz/2023/08/01/llvm-ir/" text:style-name="Internet_20_link" text:visited-style-name="Visited_20_Internet_20_Link"><text:span text:style-name="T222">https://mcyoung.xyz/2023/08/01/llvm-ir/</text:span></text:a><text:span text:style-name="T221">. [cit. 2025-03-16].</text:span></text:p>
        </text:list-item>
        <text:list-item>
          <text:p text:style-name="P109"><text:span text:style-name="T220">A Quick Introduction to Handling Conflicts in Yacc Parsers</text:span><text:span text:style-name="T221">. Online, Obecně-vzdělávací. Tucson: The University of Arizona, 2008. Dostupné z: </text:span><text:a xlink:type="simple" xlink:href="https://www2.cs.arizona.edu/~debray/Teaching/CSc453/DOCS/conflicts.pdf" text:style-name="Internet_20_link" text:visited-style-name="Visited_20_Internet_20_Link"><text:span text:style-name="T222">https://www2.cs.arizona.edu/~debray/Teaching/CSc453/DOCS/conflicts.pdf</text:span></text:a><text:span text:style-name="T221">. [cit. 2025-03-16].</text:span></text:p>
        </text:list-item>
        <text:list-item>
          <text:p text:style-name="P109"><text:span text:style-name="T220">Example program for the lex and yacc programs</text:span><text:span text:style-name="T221">. Online. In: IBM. 2023. Dostupné z: </text:span><text:a xlink:type="simple" xlink:href="https://www.ibm.com/docs/en/aix/7.1?topic=information-example-program-lex-yacc-programs" text:style-name="Internet_20_link" text:visited-style-name="Visited_20_Internet_20_Link"><text:span text:style-name="T222">https://www.ibm.com/docs/en/aix/7.1?topic=information-example-program-lex-yacc-programs</text:span></text:a><text:span text:style-name="T221">. [cit. 2025-03-16].</text:span></text:p>
        </text:list-item>
        <text:list-item>
          <text:p text:style-name="P109"><text:span text:style-name="T220">Bison 3.8.1</text:span><text:span text:style-name="T221">. Online. In: Gnu. 2021. Dostupné z: </text:span><text:a xlink:type="simple" xlink:href="https://www.gnu.org/software/bison/manual/bison.html#Examples" text:style-name="Internet_20_link" text:visited-style-name="Visited_20_Internet_20_Link"><text:span text:style-name="T222">https://www.gnu.org/software/bison/manual/bison.html#Examples</text:span></text:a><text:span text:style-name="T221">. [cit. 2025-03-16].</text:span></text:p>
        </text:list-item>
        <text:list-item>
          <text:p text:style-name="P109"><text:span text:style-name="T220">Online Documentation for Flex and Bison</text:span><text:span text:style-name="T221">. Online. In: Kiv.zcu. 2002. Dostupné z: </text:span><text:a xlink:type="simple" xlink:href="https://www.kiv.zcu.cz/~rohlik/vyuka/fjp/Cv03_2002/manualy/Using%20Lex%20and%20Yacc.htm" text:style-name="Internet_20_link" text:visited-style-name="Visited_20_Internet_20_Link"><text:span text:style-name="T222">https://www.kiv.zcu.cz/~rohlik/vyuka/fjp/Cv03_2002/manualy/Using%20Lex%20and%20Yacc.htm</text:span></text:a><text:span text:style-name="T221">. [cit. 2025-03-16].</text:span></text:p>
        </text:list-item>
        <text:list-item>
          <text:p text:style-name="P109"><text:span text:style-name="T220">How to Build a C Compiler Using Lex and Yacc</text:span><text:span text:style-name="T221">. Online. In: Medium. 2021. Dostupné z: </text:span><text:a xlink:type="simple" xlink:href="https://medium.com/codex/building-a-c-compiler-using-lex-and-yacc-446262056aaa" text:style-name="Internet_20_link" text:visited-style-name="Visited_20_Internet_20_Link"><text:span text:style-name="T222">https://medium.com/codex/building-a-c-compiler-using-lex-and-yacc-446262056aaa</text:span></text:a><text:span text:style-name="T221">. [cit. 2025-03-16]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12pt" fo:language="cs" fo:country="CZ" style:letter-kerning="false" style:font-name-asian="Times New Roman2" style:font-size-asian="12pt" style:language-asian="cs" style:country-asian="CZ" style:font-name-complex="Times New Roman2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cs" fo:country="CZ" style:letter-kerning="false" style:font-name-asian="Times New Roman2" style:font-size-asian="12pt" style:language-asian="cs" style:country-asian="CZ" style:font-name-complex="Times New Roman2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style:contextual-spacing="false" fo:line-height="150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left="0.762cm" fo:margin-top="0cm" fo:margin-bottom="0.423cm" style:contextual-spacing="false" fo:keep-together="always" fo:text-indent="-0.762cm" style:auto-text-indent="false" fo:break-before="page" fo:keep-with-next="always"/>
      <style:text-properties fo:font-variant="small-caps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margin-left="1.016cm" fo:margin-top="0.423cm" fo:margin-bottom="0.212cm" style:contextual-spacing="false" fo:keep-together="always" fo:text-indent="-1.016cm" style:auto-text-indent="false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left="1.27cm" fo:margin-top="0.423cm" fo:margin-bottom="0cm" style:contextual-spacing="false" fo:keep-together="always" fo:text-indent="-1.27cm" style:auto-text-indent="false" fo:keep-with-next="always"/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Heading_20_4" style:display-name="Heading 4" style:family="paragraph" style:parent-style-name="Heading_20_3" style:next-style-name="Standard" style:default-outline-level="4" style:class="chapter">
      <style:paragraph-properties fo:margin-left="1.524cm" fo:margin-top="0.494cm" fo:margin-bottom="0.141cm" style:contextual-spacing="false" fo:keep-together="always" fo:text-indent="-1.524cm" style:auto-text-indent="false" fo:keep-with-next="always"/>
      <style:text-properties fo:color="#666666" loext:opacity="100%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left="1.778cm" fo:margin-top="0.423cm" fo:margin-bottom="0.141cm" style:contextual-spacing="false" fo:keep-together="always" fo:text-indent="-1.778cm" style:auto-text-indent="false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left="2.032cm" fo:margin-top="0.423cm" fo:margin-bottom="0.141cm" style:contextual-spacing="false" fo:keep-together="always" fo:text-indent="-2.032cm" style:auto-text-indent="false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Standard" style:next-style-name="Standard" style:class="chapter">
      <style:paragraph-properties fo:margin-top="0.212cm" fo:margin-bottom="0.106cm" style:contextual-spacing="false" fo:text-align="center" style:justify-single-word="false" fo:keep-together="always" fo:keep-with-next="always"/>
      <style:text-properties style:font-name="Arial" fo:font-family="Arial" style:font-family-generic="roman" style:font-pitch="variable" fo:font-size="26pt" style:font-name-asian="Arial1" style:font-family-asian="Arial" style:font-family-generic-asian="system" style:font-pitch-asian="variable" style:font-size-asian="26pt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Záhlaví_20_Char" style:class="extra">
      <style:paragraph-properties fo:margin-top="0cm" fo:margin-bottom="0cm" style:contextual-spacing="false" fo:line-height="100%" text:number-lines="tru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Zápatí_20_Char" style:class="extra">
      <style:paragraph-properties fo:margin-top="0cm" fo:margin-bottom="0cm" style:contextual-spacing="false" fo:line-height="100%" text:number-lines="tru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Title" style:next-style-name="Standard">
      <loext:graphic-properties draw:fill="solid" draw:fill-color="#999999"/>
      <style:paragraph-properties fo:background-color="#999999"/>
      <style:text-properties style:font-name="DejaVu Sans Mono" fo:font-family="'DejaVu Sans Mono'" style:font-style-name="Book" style:font-family-generic="modern" style:font-pitch="fixed"/>
    </style:style>
    <style:style style:name="kod" style:family="paragraph" style:parent-style-name="Standard">
      <loext:graphic-properties draw:fill="solid" draw:fill-color="#808080"/>
      <style:paragraph-properties fo:background-color="#808080" fo:padding="0.3cm" fo:border="none"/>
      <style:text-properties style:font-name="DejaVu Sans Mono" fo:font-family="'DejaVu Sans Mono'" style:font-style-name="Book" style:font-family-generic="modern" style:font-pitch="fixe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Text_20_komentáře" style:display-name="Text komentáře" style:family="paragraph">
      <style:text-properties fo:font-size="10pt" style:font-size-asian="10pt"/>
    </style:style>
    <style:style style:name="Default_20_Paragraph_20_Font_20__28_WW_29_" style:display-name="Default Paragraph Font (WW)" style:family="text"/>
    <style:style style:name="Záhlaví_20_Char" style:display-name="Záhlaví Char" style:family="text" style:parent-style-name="Default_20_Paragraph_20_Font_20__28_WW_29_" loext:linked-style-name="Header"/>
    <style:style style:name="Zápatí_20_Char" style:display-name="Zápatí Char" style:family="text" style:parent-style-name="Default_20_Paragraph_20_Font_20__28_WW_29_" loext:linked-style-name="Footer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73" style:display-name="ListLabel 73" style:family="text">
      <style:text-properties fo:color="#1155cc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Standard">
      <style:paragraph-properties fo:margin-top="0cm" fo:margin-bottom="0cm" style:contextual-spacing="false" fo:line-height="115%"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officeooo:paragraph-rsid="00526255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officeooo:paragraph-rsid="0075f4b3"/>
    </style:style>
    <style:style style:name="MP5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Arial" fo:font-size="28pt" fo:font-weight="bold" officeooo:paragraph-rsid="0075f4b3" style:font-name-asian="Arial1" style:font-size-asian="28pt" style:font-weight-asian="bold" style:font-name-complex="Arial1" style:font-size-complex="28pt"/>
    </style:style>
    <style:style style:name="MP6" style:family="paragraph" style:parent-style-name="Standard">
      <style:paragraph-properties fo:margin-top="0cm" fo:margin-bottom="0cm" style:contextual-spacing="false" fo:line-height="115%" fo:text-align="center" style:justify-single-word="false" fo:text-indent="-1.499cm" style:auto-text-indent="false"/>
      <style:text-properties style:font-name="Arial" fo:font-size="14pt" officeooo:paragraph-rsid="0075f4b3" style:font-name-asian="Arial1" style:font-size-asian="14pt" style:font-name-complex="Arial1" style:font-size-complex="14pt"/>
    </style:style>
    <style:style style:name="MP7" style:family="paragraph" style:parent-style-name="Standard">
      <style:paragraph-properties fo:margin-top="0cm" fo:margin-bottom="0cm" style:contextual-spacing="false" fo:line-height="115%" fo:text-align="center" style:justify-single-word="false" fo:text-indent="-1.499cm" style:auto-text-indent="false"/>
      <style:text-properties officeooo:paragraph-rsid="0075f4b3"/>
    </style:style>
    <style:style style:name="MP8" style:family="paragraph" style:parent-style-name="Standard">
      <style:paragraph-properties fo:line-height="100%"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font-name="Arial" fo:font-size="28pt" fo:font-weight="bold" style:font-name-asian="Arial1" style:font-size-asian="28pt" style:font-weight-asian="bold" style:font-name-complex="Arial1" style:font-size-complex="28pt"/>
    </style:style>
    <style:style style:name="MT2" style:family="text"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MT3" style:family="text">
      <style:text-properties style:font-name="Arial" fo:font-size="14pt" style:font-name-asian="Arial1" style:font-size-asian="14pt" style:font-name-complex="Arial1" style:font-size-complex="14pt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.27cm" fo:margin-bottom="0.998cm" fo:margin-left="2.999cm" fo:margin-right="1.499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501cm" fo:margin-left="0cm" fo:margin-right="0cm" fo:margin-top="1.4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order="none" fo:padding="0.04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 loext:marker-style-name="MT1"><text:span text:style-name="MT1"/></text:p>
      </style:header-first>
      <style:footer>
        <text:p text:style-name="MP2"><text:bookmark-start text:name="PageNumWizard_FOOTER_Default Page Style6"/><text:page-number text:select-page="current">21</text:page-number><text:bookmark-end text:name="PageNumWizard_FOOTER_Default Page Style6"/></text:p>
      </style:footer>
      <style:footer-first>
        <text:p text:style-name="MP3"><text:bookmark-start text:name="PageNumWizard_FOOTER_Default Page Style5"/><text:page-number text:select-page="current">5</text:page-number><text:bookmark-end text:name="PageNumWizard_FOOTER_Default Page Style5"/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MP4"><text:span text:style-name="MT1">ARCIBISKUPSKÉ</text:span><draw:frame draw:style-name="Mfr1" draw:name="image3.png Copy 1" text:anchor-type="char" svg:x="14.63cm" svg:y="0.005cm" svg:width="2.355cm" svg:height="2.514cm" draw:z-index="1"><draw:image xlink:href="Pictures/10000001000000590000005F36A728A1.png" xlink:type="simple" xlink:show="embed" xlink:actuate="onLoad" draw:mime-type="image/png"/></draw:frame><draw:frame draw:style-name="Mfr1" draw:name="image1.png Copy 1" text:anchor-type="char" svg:x="0.067cm" svg:y="0.005cm" svg:width="3.493cm" svg:height="2.408cm" draw:z-index="0"><draw:image xlink:href="Pictures/10000001000000840000005B342B7C78.png" xlink:type="simple" xlink:show="embed" xlink:actuate="onLoad" draw:mime-type="image/png"/></draw:frame></text:p>
        <text:p text:style-name="MP5">GYMNÁZIUM</text:p>
        <text:p text:style-name="MP4" loext:marker-style-name="MT2"><text:span text:style-name="MT2"/></text:p>
        <text:p text:style-name="MP4" loext:marker-style-name="MT3"><text:span text:style-name="MT3">Korunní 586/2 | Vinohrady | 120 00 Praha 2</text:span></text:p>
        <text:p text:style-name="MP6"/>
        <text:p text:style-name="MP7"/>
      </style:header>
      <style:footer>
        <text:p text:style-name="MP8">Tel.: 224 251 877 | e-mail: gymnazium@arcig.cz | www.arcig.cz | Bank. spoj.: 304547021 / 0100 |</text:p>
        <text:p text:style-name="MP8">IČ: 44846738 | ID datová schránka 5u2mbfh</text:p>
      </style:footer>
    </style:master-page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Lucie Bohata,,,,</meta:initial-creator>
    <meta:editing-cycles>62</meta:editing-cycles>
    <meta:creation-date>2024-09-12T09:49:00</meta:creation-date>
    <dc:date>2025-03-23T19:18:52.770356400</dc:date>
    <meta:editing-duration>PT20H50M29S</meta:editing-duration>
    <meta:generator>LibreOffice/25.2.1.2$Windows_X86_64 LibreOffice_project/d3abf4aee5fd705e4a92bba33a32f40bc4e56f49</meta:generator>
    <meta:print-date>2025-03-23T19:18:55.957071900</meta:print-date>
    <meta:document-statistic meta:table-count="3" meta:image-count="2" meta:object-count="0" meta:page-count="22" meta:paragraph-count="227" meta:word-count="3723" meta:character-count="23951" meta:non-whitespace-character-count="20493"/>
    <meta:user-defined meta:name="AppVersion">16.0000</meta:user-defined>
    <meta:user-defined meta:name="Company">Hewlett-Packard</meta:user-defined>
    <meta:template xlink:type="simple" xlink:actuate="onRequest" xlink:title="Normal" xlink:href=""/>
  </office:meta>
</office:document-meta>
</file>